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Web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en" style:country-asian="IN"/>
    </style:style>
    <style:style style:name="T3" style:parent-style-name="Fet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style:language-asian="en" style:country-asian="IN"/>
    </style:style>
    <style:style style:name="T5" style:parent-style-name="Fett" style:family="text">
      <style:text-properties fo:font-weight="bold" style:font-weight-asian="bold" style:font-weight-complex="bold"/>
    </style:style>
    <style:style style:name="T6" style:parent-style-name="Fett" style:family="text">
      <style:text-properties fo:font-weight="bold" style:font-weight-asian="bold" style:font-weight-complex="bold"/>
    </style:style>
    <style:style style:name="T7" style:parent-style-name="Fett" style:family="text">
      <style:text-properties fo:font-weight="bold" style:font-weight-asian="bold" style:font-weight-complex="bold"/>
    </style:style>
    <style:style style:name="T8" style:parent-style-name="Fett" style:family="text">
      <style:text-properties fo:font-weight="bold" style:font-weight-asian="bold" style:font-weight-complex="bold"/>
    </style:style>
    <style:style style:name="T9" style:parent-style-name="Fet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T11" style:parent-style-name="Fett" style:family="text">
      <style:text-properties fo:font-weight="bold" style:font-weight-asian="bold" style:font-weight-complex="bold"/>
    </style:style>
    <style:style style:name="T12" style:parent-style-name="Fett" style:family="text">
      <style:text-properties fo:font-weight="bold" style:font-weight-asian="bold" style:font-weight-complex="bold"/>
    </style:style>
    <style:style style:name="T13" style:parent-style-name="Fett" style:family="text">
      <style:text-properties fo:font-weight="bold" style:font-weight-asian="bold" style:font-weight-complex="bold"/>
    </style:style>
    <style:style style:name="T14" style:parent-style-name="Fett" style:family="text">
      <style:text-properties fo:font-weight="bold" style:font-weight-asian="bold" style:font-weight-complex="bold"/>
    </style:style>
    <style:style style:name="T15" style:parent-style-name="Fett" style:family="text">
      <style:text-properties fo:font-weight="bold" style:font-weight-asian="bold" style:font-weight-complex="bold"/>
    </style:style>
    <style:style style:name="T16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T17" style:parent-style-name="Fet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style:language-asian="en" style:country-asian="IN"/>
    </style:style>
    <style:style style:name="T19" style:parent-style-name="Fett" style:family="text">
      <style:text-properties fo:font-weight="bold" style:font-weight-asian="bold" style:font-weight-complex="bold"/>
    </style:style>
    <style:style style:name="P20" style:parent-style-name="StandardWeb" style:family="paragraph"/>
    <style:style style:name="P21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2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3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4" style:parent-style-name="StandardWeb" style:family="paragraph"/>
    <style:style style:name="P25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6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7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8" style:parent-style-name="StandardWeb" style:family="paragraph"/>
    <style:style style:name="P29" style:parent-style-name="Standard" style:family="paragraph">
      <style:paragraph-properties fo:margin-top="0.0694in" fo:margin-bottom="0.0694in" fo:line-height="100%"/>
    </style:style>
    <style:style style:name="T30" style:parent-style-name="HTMLCode" style:family="text">
      <style:text-properties style:font-name-asian="Calibri"/>
    </style:style>
    <style:style style:name="P31" style:parent-style-name="Standard" style:family="paragraph">
      <style:paragraph-properties fo:margin-top="0.0694in" fo:margin-bottom="0.0694in" fo:line-height="100%"/>
    </style:style>
    <style:style style:name="T32" style:parent-style-name="HTMLCode" style:family="text">
      <style:text-properties style:font-name-asian="Calibri"/>
    </style:style>
    <style:style style:name="P33" style:parent-style-name="Standard" style:family="paragraph">
      <style:paragraph-properties fo:margin-bottom="0in"/>
    </style:style>
    <style:style style:name="T34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T35" style:parent-style-name="Fett" style:family="text">
      <style:text-properties fo:font-weight="bold" style:font-weight-asian="bold" style:font-weight-complex="bold"/>
    </style:style>
    <style:style style:name="P36" style:parent-style-name="StandardWeb" style:family="paragraph"/>
    <style:style style:name="P37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8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39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0" style:parent-style-name="StandardWeb" style:family="paragraph"/>
    <style:style style:name="P41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2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3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4" style:parent-style-name="StandardWeb" style:family="paragraph"/>
    <style:style style:name="P45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6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7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8" style:parent-style-name="StandardWeb" style:family="paragraph"/>
    <style:style style:name="P49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50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51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2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T53" style:parent-style-name="Fett" style:family="text">
      <style:text-properties fo:font-weight="bold" style:font-weight-asian="bold" style:font-weight-complex="bold"/>
    </style:style>
    <style:style style:name="TableColumn55" style:family="table-column">
      <style:table-column-properties style:column-width="1.7027in"/>
    </style:style>
    <style:style style:name="TableColumn56" style:family="table-column">
      <style:table-column-properties style:column-width="3.1937in"/>
    </style:style>
    <style:style style:name="Table54" style:family="table">
      <style:table-properties style:width="4.8965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fo:text-align="center"/>
    </style:style>
    <style:style style:name="T60" style:parent-style-name="Absatz-Standardschriftart" style:family="text">
      <style:text-properties fo:font-weight="bold" style:font-weight-asian="bold" style:font-weight-complex="bold"/>
    </style:style>
    <style:style style:name="TableCell61" style:family="table-cell">
      <style:table-cell-properties fo:border="none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fo:text-align="center"/>
    </style:style>
    <style:style style:name="T63" style:parent-style-name="Absatz-Standardschriftart" style:family="text">
      <style:text-properties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none" style:vertical-align="middle" fo:padding-top="0.0104in" fo:padding-left="0.0104in" fo:padding-bottom="0.0104in" fo:padding-right="0.0104in"/>
    </style:style>
    <style:style style:name="T66" style:parent-style-name="HTMLCode" style:family="text">
      <style:text-properties style:font-name-asian="Calibri"/>
    </style:style>
    <style:style style:name="TableCell67" style:family="table-cell">
      <style:table-cell-properties fo:border="none" style:vertical-align="middle" fo:padding-top="0.0104in" fo:padding-left="0.0104in" fo:padding-bottom="0.0104in" fo:padding-right="0.0104in"/>
    </style:style>
    <style:style style:name="TableRow68" style:family="table-row">
      <style:table-row-properties/>
    </style:style>
    <style:style style:name="TableCell69" style:family="table-cell">
      <style:table-cell-properties fo:border="none" style:vertical-align="middle" fo:padding-top="0.0104in" fo:padding-left="0.0104in" fo:padding-bottom="0.0104in" fo:padding-right="0.0104in"/>
    </style:style>
    <style:style style:name="T70" style:parent-style-name="HTMLCode" style:family="text">
      <style:text-properties style:font-name-asian="Calibri"/>
    </style:style>
    <style:style style:name="TableCell71" style:family="table-cell">
      <style:table-cell-properties fo:border="none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vertical-align="middle" fo:padding-top="0.0104in" fo:padding-left="0.0104in" fo:padding-bottom="0.0104in" fo:padding-right="0.0104in"/>
    </style:style>
    <style:style style:name="T74" style:parent-style-name="HTMLCode" style:family="text">
      <style:text-properties style:font-name-asian="Calibri"/>
    </style:style>
    <style:style style:name="TableCell75" style:family="table-cell">
      <style:table-cell-properties fo:border="none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vertical-align="middle" fo:padding-top="0.0104in" fo:padding-left="0.0104in" fo:padding-bottom="0.0104in" fo:padding-right="0.0104in"/>
    </style:style>
    <style:style style:name="T78" style:parent-style-name="HTMLCode" style:family="text">
      <style:text-properties style:font-name-asian="Calibri"/>
    </style:style>
    <style:style style:name="TableCell79" style:family="table-cell">
      <style:table-cell-properties fo:border="none" style:vertical-align="middle" fo:padding-top="0.0104in" fo:padding-left="0.0104in" fo:padding-bottom="0.0104in" fo:padding-right="0.0104in"/>
    </style:style>
    <style:style style:name="TableRow80" style:family="table-row">
      <style:table-row-properties/>
    </style:style>
    <style:style style:name="TableCell81" style:family="table-cell">
      <style:table-cell-properties fo:border="none" style:vertical-align="middle" fo:padding-top="0.0104in" fo:padding-left="0.0104in" fo:padding-bottom="0.0104in" fo:padding-right="0.0104in"/>
    </style:style>
    <style:style style:name="T82" style:parent-style-name="HTMLCode" style:family="text">
      <style:text-properties style:font-name-asian="Calibri"/>
    </style:style>
    <style:style style:name="TableCell83" style:family="table-cell">
      <style:table-cell-properties fo:border="none" style:vertical-align="middle" fo:padding-top="0.0104in" fo:padding-left="0.0104in" fo:padding-bottom="0.0104in" fo:padding-right="0.0104in"/>
    </style:style>
    <style:style style:name="T84" style:parent-style-name="Absatz-Standardschriftart" style:family="text">
      <style:text-properties style:language-asian="en" style:country-asian="IN"/>
    </style:style>
    <style:style style:name="T85" style:parent-style-name="Fett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margin-top="0.0694in" fo:margin-bottom="0.0694in" fo:line-height="100%"/>
    </style:style>
    <style:style style:name="P87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88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89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90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91" style:parent-style-name="Standard" style:family="paragraph">
      <style:paragraph-properties fo:margin-top="0.0694in" fo:margin-bottom="0.0694in" fo:line-height="100%"/>
    </style:style>
    <style:style style:name="T92" style:parent-style-name="HTMLCode" style:family="text">
      <style:text-properties style:font-name-asian="Calibri"/>
    </style:style>
    <style:style style:name="P93" style:parent-style-name="Standard" style:family="paragraph">
      <style:paragraph-properties fo:margin-bottom="0in"/>
    </style:style>
    <style:style style:name="T94" style:parent-style-name="Absatz-Standardschriftart" style:family="text">
      <style:text-properties style:language-asian="en" style:country-asian="IN"/>
    </style:style>
    <style:style style:name="T95" style:parent-style-name="Absatz-Standardschriftart" style:family="text">
      <style:text-properties style:font-name="Segoe UI Symbol" style:font-name-complex="Segoe UI Symbol"/>
    </style:style>
    <style:style style:name="T96" style:parent-style-name="Fett" style:family="text">
      <style:text-properties fo:font-weight="bold" style:font-weight-asian="bold" style:font-weight-complex="bold"/>
    </style:style>
    <style:style style:name="T97" style:parent-style-name="Fett" style:family="text">
      <style:text-properties fo:font-weight="bold" style:font-weight-asian="bold" style:font-weight-complex="bold"/>
    </style:style>
    <style:style style:name="T98" style:parent-style-name="Absatz-Standardschriftart" style:family="text">
      <style:text-properties style:language-asian="en" style:country-asian="IN"/>
    </style:style>
    <style:style style:name="T99" style:parent-style-name="Fett" style:family="text">
      <style:text-properties fo:font-weight="bold" style:font-weight-asian="bold" style:font-weight-complex="bold"/>
    </style:style>
    <style:style style:name="P100" style:parent-style-name="StandardWeb" style:family="paragraph"/>
    <style:style style:name="P101" style:parent-style-name="StandardWeb" style:family="paragraph"/>
    <style:style style:name="P102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3" style:parent-style-name="HTMLVorformatiert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4" style:parent-style-name="StandardWeb" style:family="paragraph"/>
    <style:style style:name="P105" style:parent-style-name="StandardWeb" style:family="paragraph"/>
    <style:style style:name="T106" style:parent-style-name="Absatz-Standardschriftart" style:family="text">
      <style:text-properties style:language-asian="en" style:country-asian="IN"/>
    </style:style>
    <style:style style:name="T107" style:parent-style-name="Fett" style:family="text">
      <style:text-properties fo:font-weight="bold" style:font-weight-asian="bold" style:font-weight-complex="bold"/>
    </style:style>
    <style:style style:name="T108" style:parent-style-name="Fett" style:family="text">
      <style:text-properties fo:font-weight="bold" style:font-weight-asian="bold" style:font-weight-complex="bold"/>
    </style:style>
    <style:style style:name="P109" style:parent-style-name="Standard" style:family="paragraph">
      <style:paragraph-properties fo:margin-top="0.0694in" fo:margin-bottom="0.0694in" fo:line-height="100%"/>
    </style:style>
    <style:style style:name="P110" style:parent-style-name="Standard" style:family="paragraph">
      <style:paragraph-properties fo:margin-top="0.0694in" fo:margin-bottom="0.0694in" fo:line-height="100%"/>
    </style:style>
    <style:style style:name="P111" style:parent-style-name="Standard" style:family="paragraph">
      <style:paragraph-properties fo:margin-top="0.0694in" fo:margin-bottom="0.0694in" fo:line-height="100%"/>
    </style:style>
    <style:style style:name="T112" style:parent-style-name="HTMLCode" style:family="text">
      <style:text-properties style:font-name-asian="Calibri"/>
    </style:style>
    <style:style style:name="T113" style:parent-style-name="HTMLCode" style:family="text">
      <style:text-properties style:font-name-asian="Calibri"/>
    </style:style>
    <style:style style:name="P114" style:parent-style-name="Standard" style:family="paragraph">
      <style:paragraph-properties fo:margin-top="0.0694in" fo:margin-bottom="0.0694in" fo:line-height="100%"/>
    </style:style>
    <style:style style:name="T115" style:parent-style-name="Fett" style:family="text">
      <style:text-properties fo:font-weight="bold" style:font-weight-asian="bold" style:font-weight-complex="bold"/>
    </style:style>
    <style:style style:name="T116" style:parent-style-name="Fett" style:family="text">
      <style:text-properties fo:font-weight="bold" style:font-weight-asian="bold" style:font-weight-complex="bold"/>
    </style:style>
    <style:style style:name="T117" style:parent-style-name="Fett" style:family="text">
      <style:text-properties fo:font-weight="bold" style:font-weight-asian="bold" style:font-weight-complex="bold"/>
    </style:style>
    <style:style style:name="T118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T119" style:parent-style-name="Fett" style:family="text">
      <style:text-properties fo:font-weight="bold" style:font-weight-asian="bold" style:font-weight-complex="bold"/>
    </style:style>
    <style:style style:name="T120" style:parent-style-name="Fett" style:family="text">
      <style:text-properties fo:font-weight="bold" style:font-weight-asian="bold" style:font-weight-complex="bold"/>
    </style:style>
    <style:style style:name="P121" style:parent-style-name="Standard" style:family="paragraph">
      <style:paragraph-properties fo:margin-top="0.0694in" fo:margin-bottom="0.0694in" fo:line-height="100%"/>
    </style:style>
    <style:style style:name="P122" style:parent-style-name="Standard" style:family="paragraph">
      <style:paragraph-properties fo:margin-top="0.0694in" fo:margin-bottom="0.0694in" fo:line-height="100%"/>
    </style:style>
    <style:style style:name="P123" style:parent-style-name="Standard" style:family="paragraph">
      <style:paragraph-properties fo:margin-top="0.0694in" fo:margin-bottom="0.0694in" fo:line-height="100%"/>
    </style:style>
    <style:style style:name="P124" style:parent-style-name="Standard" style:family="paragraph">
      <style:paragraph-properties fo:margin-top="0.0694in" fo:margin-bottom="0.0694in" fo:line-height="100%"/>
    </style:style>
    <style:style style:name="T125" style:parent-style-name="HTMLCode" style:family="text">
      <style:text-properties style:font-name-asian="Calibri"/>
    </style:style>
    <style:style style:name="T126" style:parent-style-name="Fett" style:family="text">
      <style:text-properties fo:font-weight="bold" style:font-weight-asian="bold" style:font-weight-complex="bold"/>
    </style:style>
    <style:style style:name="T127" style:parent-style-name="Fett" style:family="text">
      <style:text-properties fo:font-weight="normal" style:font-weight-asian="normal" style:font-weight-complex="normal"/>
    </style:style>
    <style:style style:name="P128" style:parent-style-name="Standard" style:family="paragraph">
      <style:paragraph-properties fo:margin-top="0.0694in" fo:margin-bottom="0.0694in" fo:line-height="100%"/>
    </style:style>
    <style:style style:name="P129" style:parent-style-name="Standard" style:family="paragraph">
      <style:paragraph-properties fo:margin-top="0.0694in" fo:margin-bottom="0.0694in" fo:line-height="100%"/>
    </style:style>
    <style:style style:name="P130" style:parent-style-name="Standard" style:family="paragraph">
      <style:paragraph-properties fo:margin-top="0.0694in" fo:margin-bottom="0.0694in" fo:line-height="100%"/>
    </style:style>
    <style:style style:name="T131" style:parent-style-name="HTMLCode" style:family="text">
      <style:text-properties style:font-name-asian="Calibri"/>
    </style:style>
    <style:style style:name="P132" style:parent-style-name="Standard" style:family="paragraph">
      <style:paragraph-properties fo:margin-top="0.0694in" fo:margin-bottom="0.0694in" fo:line-height="100%"/>
    </style:style>
    <style:style style:name="P133" style:parent-style-name="Standard" style:family="paragraph">
      <style:paragraph-properties fo:margin-top="0.0694in" fo:margin-bottom="0.0694in" fo:line-height="100%"/>
    </style:style>
    <style:style style:name="T134" style:parent-style-name="HTMLCode" style:family="text">
      <style:text-properties style:font-name-asian="Calibri"/>
    </style:style>
    <style:style style:name="P135" style:parent-style-name="Standard" style:family="paragraph">
      <style:paragraph-properties fo:margin-top="0.0694in" fo:margin-bottom="0.0694in" fo:line-height="100%"/>
    </style:style>
    <style:style style:name="T136" style:parent-style-name="HTMLCode" style:family="text">
      <style:text-properties style:font-name-asian="Calibri"/>
    </style:style>
    <style:style style:name="T137" style:parent-style-name="HTMLCode" style:family="text">
      <style:text-properties style:font-name-asian="Calibri"/>
    </style:style>
    <style:style style:name="P138" style:parent-style-name="Standard" style:family="paragraph">
      <style:paragraph-properties fo:margin-top="0.0694in" fo:margin-bottom="0.0694in" fo:line-height="100%"/>
    </style:style>
    <style:style style:name="P139" style:parent-style-name="Standard" style:family="paragraph">
      <style:paragraph-properties fo:margin-top="0.0694in" fo:margin-bottom="0.0694in" fo:line-height="100%"/>
    </style:style>
    <style:style style:name="T140" style:parent-style-name="HTMLCode" style:family="text">
      <style:text-properties style:font-name-asian="Calibri"/>
    </style:style>
    <style:style style:name="P141" style:parent-style-name="Standard" style:family="paragraph">
      <style:paragraph-properties fo:margin-top="0.0694in" fo:margin-bottom="0.0694in" fo:line-height="100%"/>
    </style:style>
    <style:style style:name="T142" style:parent-style-name="Fett" style:family="text">
      <style:text-properties fo:font-weight="normal" style:font-weight-asian="normal" style:font-weight-complex="normal"/>
    </style:style>
    <style:style style:name="P143" style:parent-style-name="Standard" style:family="paragraph">
      <style:paragraph-properties fo:margin-top="0.0694in" fo:margin-bottom="0.0694in" fo:line-height="100%"/>
    </style:style>
    <style:style style:name="T144" style:parent-style-name="HTMLCode" style:family="text">
      <style:text-properties style:font-name-asian="Calibri"/>
    </style:style>
    <style:style style:name="P145" style:parent-style-name="Standard" style:family="paragraph">
      <style:paragraph-properties fo:margin-top="0.0694in" fo:margin-bottom="0.0694in" fo:line-height="100%"/>
    </style:style>
    <style:style style:name="T146" style:parent-style-name="HTMLCode" style:family="text">
      <style:text-properties style:font-name-asian="Calibri"/>
    </style:style>
    <style:style style:name="P147" style:parent-style-name="Standard" style:family="paragraph">
      <style:paragraph-properties fo:margin-top="0.0694in" fo:margin-bottom="0.0694in" fo:line-height="100%"/>
    </style:style>
    <style:style style:name="P148" style:parent-style-name="Standard" style:family="paragraph">
      <style:paragraph-properties fo:margin-top="0.0694in" fo:margin-bottom="0.0694in" fo:line-height="100%"/>
    </style:style>
    <style:style style:name="T149" style:parent-style-name="HTMLCode" style:family="text">
      <style:text-properties style:font-name-asian="Calibri"/>
    </style:style>
    <style:style style:name="P150" style:parent-style-name="Standard" style:family="paragraph">
      <style:paragraph-properties fo:margin-bottom="0in"/>
    </style:style>
    <style:style style:name="T151" style:parent-style-name="Absatz-Standardschriftart" style:family="text">
      <style:text-properties style:language-asian="en" style:country-asian="IN"/>
    </style:style>
    <style:style style:name="T152" style:parent-style-name="Fett" style:family="text">
      <style:text-properties fo:font-weight="bold" style:font-weight-asian="bold" style:font-weight-complex="bold"/>
    </style:style>
    <style:style style:name="T153" style:parent-style-name="Fett" style:family="text">
      <style:text-properties fo:font-weight="bold" style:font-weight-asian="bold" style:font-weight-complex="bold"/>
    </style:style>
    <style:style style:name="P154" style:parent-style-name="Standard" style:family="paragraph">
      <style:paragraph-properties fo:margin-top="0.0694in" fo:margin-bottom="0.0694in" fo:line-height="100%"/>
    </style:style>
    <style:style style:name="P155" style:parent-style-name="Standard" style:family="paragraph">
      <style:paragraph-properties fo:margin-top="0.0694in" fo:margin-bottom="0.0694in" fo:line-height="100%"/>
    </style:style>
    <style:style style:name="P156" style:parent-style-name="Standard" style:family="paragraph">
      <style:paragraph-properties fo:margin-top="0.0694in" fo:margin-bottom="0.0694in" fo:line-height="100%"/>
    </style:style>
    <style:style style:name="T157" style:parent-style-name="HTMLCode" style:family="text">
      <style:text-properties style:font-name-asian="Calibri"/>
    </style:style>
    <style:style style:name="P158" style:parent-style-name="Standard" style:family="paragraph">
      <style:paragraph-properties fo:margin-top="0.0694in" fo:margin-bottom="0.0694in" fo:line-height="100%"/>
    </style:style>
    <style:style style:name="P159" style:parent-style-name="Standard" style:family="paragraph">
      <style:paragraph-properties fo:margin-top="0.0694in" fo:margin-bottom="0.0694in" fo:line-height="100%"/>
    </style:style>
    <style:style style:name="T160" style:parent-style-name="HTMLCode" style:family="text">
      <style:text-properties style:font-name-asian="Calibri"/>
    </style:style>
    <style:style style:name="P161" style:parent-style-name="Standard" style:family="paragraph">
      <style:paragraph-properties fo:margin-top="0.0694in" fo:margin-bottom="0.0694in" fo:line-height="100%"/>
    </style:style>
    <style:style style:name="P162" style:parent-style-name="Standard" style:family="paragraph">
      <style:paragraph-properties fo:margin-top="0.0694in" fo:margin-bottom="0.0694in" fo:line-height="100%"/>
    </style:style>
    <style:style style:name="P163" style:parent-style-name="Standard" style:family="paragraph">
      <style:paragraph-properties fo:margin-top="0.0694in" fo:margin-bottom="0.0694in" fo:line-height="100%"/>
    </style:style>
    <style:style style:name="P164" style:parent-style-name="Standard" style:family="paragraph">
      <style:paragraph-properties fo:margin-top="0.0694in" fo:margin-bottom="0.0694in" fo:line-height="100%"/>
    </style:style>
    <style:style style:name="P165" style:parent-style-name="Standard" style:family="paragraph">
      <style:paragraph-properties fo:margin-top="0.0694in" fo:margin-bottom="0.0694in" fo:line-height="100%"/>
    </style:style>
    <style:style style:name="P166" style:parent-style-name="Standard" style:family="paragraph">
      <style:paragraph-properties fo:margin-top="0.0694in" fo:margin-bottom="0.0694in" fo:line-height="100%"/>
    </style:style>
    <style:style style:name="T167" style:parent-style-name="Fett" style:family="text">
      <style:text-properties fo:font-weight="bold" style:font-weight-asian="bold" style:font-weight-complex="bold"/>
    </style:style>
    <style:style style:name="P168" style:parent-style-name="Standard" style:family="paragraph">
      <style:paragraph-properties fo:margin-top="0.0694in" fo:margin-bottom="0.0694in" fo:line-height="100%"/>
    </style:style>
    <style:style style:name="T169" style:parent-style-name="HTMLCode" style:family="text">
      <style:text-properties style:font-name-asian="Calibri"/>
    </style:style>
    <style:style style:name="P170" style:parent-style-name="Standard" style:family="paragraph">
      <style:paragraph-properties fo:margin-top="0.0694in" fo:margin-bottom="0.0694in" fo:line-height="100%"/>
    </style:style>
    <style:style style:name="T171" style:parent-style-name="HTMLCode" style:family="text">
      <style:text-properties style:font-name-asian="Calibri"/>
    </style:style>
    <style:style style:name="P172" style:parent-style-name="Standard" style:family="paragraph">
      <style:paragraph-properties fo:margin-top="0.0694in" fo:margin-bottom="0.0694in" fo:line-height="100%"/>
    </style:style>
    <style:style style:name="P173" style:parent-style-name="Standard" style:family="paragraph">
      <style:paragraph-properties fo:margin-top="0.0694in" fo:margin-bottom="0.0694in" fo:line-height="100%"/>
    </style:style>
    <style:style style:name="P174" style:parent-style-name="Standard" style:family="paragraph">
      <style:paragraph-properties fo:margin-bottom="0in"/>
    </style:style>
    <style:style style:name="T175" style:parent-style-name="Absatz-Standardschriftart" style:family="text">
      <style:text-properties style:language-asian="en" style:country-asian="IN"/>
    </style:style>
    <style:style style:name="T176" style:parent-style-name="Fett" style:family="text">
      <style:text-properties fo:font-weight="bold" style:font-weight-asian="bold" style:font-weight-complex="bold"/>
    </style:style>
    <style:style style:name="P177" style:parent-style-name="Standard" style:family="paragraph">
      <style:paragraph-properties fo:margin-top="0.0694in" fo:margin-bottom="0.0694in" fo:line-height="100%"/>
    </style:style>
    <style:style style:name="P178" style:parent-style-name="Standard" style:family="paragraph">
      <style:paragraph-properties fo:margin-top="0.0694in" fo:margin-bottom="0.0694in" fo:line-height="100%"/>
    </style:style>
    <style:style style:name="P179" style:parent-style-name="Standard" style:family="paragraph">
      <style:paragraph-properties fo:margin-bottom="0in"/>
    </style:style>
    <style:style style:name="T180" style:parent-style-name="Absatz-Standardschriftart" style:family="text">
      <style:text-properties style:language-asian="en" style:country-asian="IN"/>
    </style:style>
    <style:style style:name="T181" style:parent-style-name="Fett" style:family="text">
      <style:text-properties fo:font-weight="bold" style:font-weight-asian="bold" style:font-weight-complex="bold"/>
    </style:style>
    <style:style style:name="T182" style:parent-style-name="Fett" style:family="text">
      <style:text-properties fo:font-weight="bold" style:font-weight-asian="bold" style:font-weight-complex="bold"/>
    </style:style>
    <style:style style:name="P183" style:parent-style-name="Standard" style:family="paragraph">
      <style:paragraph-properties fo:margin-top="0.0694in" fo:margin-bottom="0.0694in" fo:line-height="100%"/>
    </style:style>
    <style:style style:name="P184" style:parent-style-name="Standard" style:family="paragraph">
      <style:paragraph-properties fo:margin-top="0.0694in" fo:margin-bottom="0.0694in" fo:line-height="100%"/>
    </style:style>
    <style:style style:name="P185" style:parent-style-name="Standard" style:family="paragraph">
      <style:paragraph-properties fo:margin-bottom="0in"/>
    </style:style>
    <style:style style:name="T186" style:parent-style-name="Absatz-Standardschriftart" style:family="text">
      <style:text-properties style:language-asian="en" style:country-asian="IN"/>
    </style:style>
    <style:style style:name="T187" style:parent-style-name="Fett" style:family="text">
      <style:text-properties fo:font-weight="bold" style:font-weight-asian="bold" style:font-weight-complex="bold"/>
    </style:style>
    <style:style style:name="P188" style:parent-style-name="Standard" style:family="paragraph">
      <style:paragraph-properties fo:margin-top="0.0694in" fo:margin-bottom="0.0694in" fo:line-height="100%"/>
    </style:style>
    <style:style style:name="P189" style:parent-style-name="Standard" style:family="paragraph">
      <style:paragraph-properties fo:margin-top="0.0694in" fo:margin-bottom="0.0694in" fo:line-height="100%"/>
    </style:style>
    <style:style style:name="P190" style:parent-style-name="Standard" style:family="paragraph">
      <style:paragraph-properties fo:margin-bottom="0in"/>
    </style:style>
    <style:style style:name="T191" style:parent-style-name="Absatz-Standardschriftart" style:family="text">
      <style:text-properties style:language-asian="en" style:country-asian="IN"/>
    </style:style>
    <style:style style:name="T192" style:parent-style-name="Fet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top="0.0694in" fo:margin-bottom="0.0694in" fo:line-height="100%"/>
    </style:style>
    <style:style style:name="T194" style:parent-style-name="HTMLCode" style:family="text">
      <style:text-properties style:font-name-asian="Calibri"/>
    </style:style>
    <style:style style:name="P195" style:parent-style-name="Standard" style:family="paragraph">
      <style:paragraph-properties fo:margin-top="0.0694in" fo:margin-bottom="0.0694in" fo:line-height="100%"/>
    </style:style>
    <style:style style:name="T196" style:parent-style-name="HTMLCode" style:family="text">
      <style:text-properties style:font-name-asian="Calibri"/>
    </style:style>
    <style:style style:name="P197" style:parent-style-name="Standard" style:family="paragraph">
      <style:paragraph-properties fo:margin-bottom="0in"/>
    </style:style>
    <style:style style:name="T198" style:parent-style-name="Absatz-Standardschriftart" style:family="text">
      <style:text-properties style:language-asian="en" style:country-asian="IN"/>
    </style:style>
    <style:style style:name="T199" style:parent-style-name="Fett" style:family="text">
      <style:text-properties fo:font-weight="bold" style:font-weight-asian="bold" style:font-weight-complex="bold"/>
    </style:style>
    <style:style style:name="P200" style:parent-style-name="Standard" style:family="paragraph">
      <style:paragraph-properties fo:margin-top="0.0694in" fo:margin-bottom="0.0694in" fo:line-height="100%"/>
    </style:style>
    <style:style style:name="P201" style:parent-style-name="Standard" style:family="paragraph">
      <style:paragraph-properties fo:margin-top="0.0694in" fo:margin-bottom="0.0694in" fo:line-height="100%"/>
    </style:style>
    <style:style style:family="graphic" style:name="a10">
      <style:graphic-properties draw:fill="solid" draw:fill-color="#a0a0a0" draw:opacity="100%" draw:stroke="none"/>
    </style:style>
    <style:style style:family="graphic" style:name="a11">
      <style:graphic-properties draw:fill="solid" draw:fill-color="#a0a0a0" draw:opacity="100%" draw:stroke="none"/>
    </style:style>
    <style:style style:family="graphic" style:name="a12">
      <style:graphic-properties draw:fill="solid" draw:fill-color="#a0a0a0" draw:opacity="100%" draw:stroke="none"/>
    </style:style>
    <style:style style:family="graphic" style:name="a13">
      <style:graphic-properties draw:fill="solid" draw:fill-color="#a0a0a0" draw:opacity="100%" draw:stroke="none"/>
    </style:style>
    <style:style style:family="graphic" style:name="a14">
      <style:graphic-properties draw:fill="solid" draw:fill-color="#a0a0a0" draw:opacity="100%" draw:stroke="none"/>
    </style:style>
    <style:style style:family="graphic" style:name="a15">
      <style:graphic-properties draw:fill="solid" draw:fill-color="#a0a0a0" draw:opacity="100%" draw:stroke="none"/>
    </style:style>
    <style:style style:family="graphic" style:name="a16">
      <style:graphic-properties draw:fill="solid" draw:fill-color="#a0a0a0" draw:opacity="100%" draw:stroke="none"/>
    </style:style>
    <style:style style:family="graphic" style:name="a17">
      <style:graphic-properties draw:fill="solid" draw:fill-color="#a0a0a0" draw:opacity="100%" draw:stroke="none"/>
    </style:style>
    <style:style style:family="graphic" style:name="a0">
      <style:graphic-properties draw:fill="solid" draw:fill-color="#a0a0a0" draw:opacity="100%" draw:stroke="none"/>
    </style:style>
    <style:style style:family="graphic" style:name="a1">
      <style:graphic-properties draw:fill="solid" draw:fill-color="#a0a0a0" draw:opacity="100%" draw:stroke="none"/>
    </style:style>
    <style:style style:family="graphic" style:name="a2">
      <style:graphic-properties draw:fill="solid" draw:fill-color="#a0a0a0" draw:opacity="100%" draw:stroke="none"/>
    </style:style>
    <style:style style:family="graphic" style:name="a3">
      <style:graphic-properties draw:fill="solid" draw:fill-color="#a0a0a0" draw:opacity="100%" draw:stroke="none"/>
    </style:style>
    <style:style style:family="graphic" style:name="a4">
      <style:graphic-properties draw:fill="solid" draw:fill-color="#a0a0a0" draw:opacity="100%" draw:stroke="none"/>
    </style:style>
    <style:style style:family="graphic" style:name="a5">
      <style:graphic-properties draw:fill="solid" draw:fill-color="#a0a0a0" draw:opacity="100%" draw:stroke="none"/>
    </style:style>
    <style:style style:family="graphic" style:name="a6">
      <style:graphic-properties draw:fill="solid" draw:fill-color="#a0a0a0" draw:opacity="100%" draw:stroke="none"/>
    </style:style>
    <style:style style:family="graphic" style:name="a7">
      <style:graphic-properties draw:fill="solid" draw:fill-color="#a0a0a0" draw:opacity="100%" draw:stroke="none"/>
    </style:style>
    <style:style style:family="graphic" style:name="a8">
      <style:graphic-properties draw:fill="solid" draw:fill-color="#a0a0a0" draw:opacity="100%" draw:stroke="none"/>
    </style:style>
    <style:style style:family="graphic" style:name="a9">
      <style:graphic-properties draw:fill="solid" draw:fill-color="#a0a0a0" draw:opacity="100%" draw:stroke="none"/>
    </style:style>
  </office:automatic-styles>
  <office:body>
    <office:text text:use-soft-page-breaks="true">
      <text:p text:style-name="P1">To build and run your<text:s/><text:span text:style-name="Fett">FAQ Chatbot</text:span><text:s/>(FastAPI + Streamlit + SQLite) in<text:s/><text:span text:style-name="Fett">Docker</text:span>, follow these steps:</text:p>
      <text:p text:style-name="Standard"><text:span text:style-name="T2"><draw:custom-shape svg:x="0in" svg:y="0in" svg:width="6.29792in" svg:height="0.09028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3">1. Project Structure (Inside Your Project Folder)</text:span></text:h>
      <text:p text:style-name="HTMLVorformatiert">bash</text:p>
      <text:p text:style-name="HTMLVorformatiert">CopyEdit</text:p>
      <text:p text:style-name="HTMLVorformatiert"><text:span text:style-name="HTMLCode">faq-chatbot/</text:span></text:p>
      <text:p text:style-name="HTMLVorformatiert"><text:span text:style-name="HTMLCode">│──<text:s/></text:span><text:span text:style-name="HTMLCode">backend/</text:span></text:p>
      <text:p text:style-name="HTMLVorformatiert"><text:span text:style-name="HTMLCode">│ <text:s text:c="2"/>├── main.py <text:s text:c="11"/></text:span><text:span text:style-name="hljs-comment"># FastAPI backend</text:span></text:p>
      <text:p text:style-name="HTMLVorformatiert"><text:span text:style-name="HTMLCode">│ <text:s text:c="2"/>├── database.db <text:s text:c="7"/></text:span><text:span text:style-name="hljs-comment"># SQLite database (will be created automatically)</text:span></text:p>
      <text:p text:style-name="HTMLVorformatiert"><text:span text:style-name="HTMLCode">│ <text:s text:c="2"/>├── requirements.txt <text:s text:c="2"/></text:span><text:span text:style-name="hljs-comment"># Backend dependencies</text:span></text:p>
      <text:p text:style-name="HTMLVorformatiert"><text:span text:style-name="HTMLCode">│ <text:s text:c="2"/>├── Dockerfile <text:s text:c="8"/></text:span><text:span text:style-name="hljs-comment"># Backend Docker setup</text:span></text:p>
      <text:p text:style-name="HTMLVorformatiert"><text:span text:style-name="HTMLCode">│── frontend/</text:span></text:p>
      <text:p text:style-name="HTMLVorformatiert"><text:span text:style-name="HTMLCode">│ <text:s text:c="2"/>├── app</text:span><text:span text:style-name="HTMLCode">.py <text:s text:c="12"/></text:span><text:span text:style-name="hljs-comment"># Streamlit frontend</text:span></text:p>
      <text:p text:style-name="HTMLVorformatiert"><text:span text:style-name="HTMLCode">│ <text:s text:c="2"/>├── requirements.txt <text:s text:c="2"/></text:span><text:span text:style-name="hljs-comment"># Frontend dependencies</text:span></text:p>
      <text:p text:style-name="HTMLVorformatiert"><text:span text:style-name="HTMLCode">│ <text:s text:c="2"/>├── Dockerfile <text:s text:c="8"/></text:span><text:span text:style-name="hljs-comment"># Frontend Docker setup</text:span></text:p>
      <text:p text:style-name="HTMLVorformatiert"><text:span text:style-name="HTMLCode">│── docker-compose.yml <text:s text:c="4"/></text:span><text:span text:style-name="hljs-comment"># Docker Compose file to run everything</text:span></text:p>
      <text:p text:style-name="HTMLVorformatiert"><text:span text:style-name="HTMLCode">│── .</text:span><text:span text:style-name="hljs-built_in">env</text:span><text:span text:style-name="HTMLCode"><text:s text:c="19"/></text:span><text:span text:style-name="hljs-comment"># Environment variables</text:span><text:span text:style-name="hljs-comment"><text:s/>(optional)</text:span></text:p>
      <text:p text:style-name="HTMLVorformatiert"><text:span text:style-name="HTMLCode">│── README.md <text:s text:c="13"/></text:span><text:span text:style-name="hljs-comment"># Documentation</text:span></text:p>
      <text:p text:style-name="Standard"><text:span text:style-name="T4"><draw:custom-shape svg:x="0in" svg:y="0in" svg:width="6.29792in" svg:height="0.09028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5">2. Backend Setup (FastAPI)</text:span></text:h>
      <text:h text:style-name="Überschrift3" text:outline-level="3"><text:span text:style-name="T6">Create<text:s/></text:span><text:span text:style-name="HTMLCode">backend/requirements.txt</text:span></text:h>
      <text:p text:style-name="HTMLVorformatiert">txt</text:p>
      <text:p text:style-name="HTMLVorformatiert">CopyEdit</text:p>
      <text:p text:style-name="HTMLVorformatiert"><text:span text:style-name="HTMLCode">fastapi</text:span></text:p>
      <text:p text:style-name="HTMLVorformatiert"><text:span text:style-name="HTMLCode">uvicorn</text:span></text:p>
      <text:p text:style-name="HTMLVorformatiert"><text:span text:style-name="HTMLCode">sqlalchemy</text:span></text:p>
      <text:p text:style-name="HTMLVorformatiert"><text:span text:style-name="HTMLCode">pydantic</text:span></text:p>
      <text:p text:style-name="HTMLVorformatiert"><text:span text:style-name="HTMLCode">sqlite3</text:span></text:p>
      <text:p text:style-name="HTMLVorformatiert"><text:span text:style-name="HTMLCode">python-dotenv</text:span></text:p>
      <text:p text:style-name="HTMLVorformatiert"><text:span text:style-name="HTMLCode">requests</text:span></text:p>
      <text:h text:style-name="Überschrift3" text:outline-level="3"><text:span text:style-name="T7">Create<text:s/></text:span><text:span text:style-name="HTMLCode">backend/Dockerfile</text:span></text:h>
      <text:p text:style-name="HTMLVorformatiert">dockerfile</text:p>
      <text:p text:style-name="HTMLVorformatiert">CopyEdit</text:p>
      <text:p text:style-name="HTMLVorformatiert"><text:span text:style-name="HTMLCode"># Use the<text:s/></text:span><text:span text:style-name="HTMLCode">official Python image</text:span></text:p>
      <text:p text:style-name="HTMLVorformatiert"><text:span text:style-name="HTMLCode">FROM python:3.10</text:span></text:p>
      <text:p text:style-name="HTMLVorformatiert"/>
      <text:p text:style-name="HTMLVorformatiert"><text:span text:style-name="HTMLCode"># Set the working directory inside the container</text:span></text:p>
      <text:p text:style-name="HTMLVorformatiert"><text:span text:style-name="HTMLCode">WORKDIR /app</text:span></text:p>
      <text:p text:style-name="HTMLVorformatiert"/>
      <text:p text:style-name="HTMLVorformatiert"><text:span text:style-name="HTMLCode"># Copy the backend code</text:span></text:p>
      <text:p text:style-name="HTMLVorformatiert"><text:span text:style-name="HTMLCode">COPY . .</text:span></text:p>
      <text:p text:style-name="HTMLVorformatiert"/>
      <text:p text:style-name="HTMLVorformatiert"><text:span text:style-name="HTMLCode"># Install dependencies</text:span></text:p>
      <text:p text:style-name="HTMLVorformatiert"><text:span text:style-name="HTMLCode">RUN pip install --no-cache-dir -r requirements.txt</text:span></text:p>
      <text:p text:style-name="HTMLVorformatiert"/>
      <text:p text:style-name="HTMLVorformatiert"><text:span text:style-name="HTMLCode"># Expose port for FastAPI</text:span></text:p>
      <text:p text:style-name="HTMLVorformatiert"><text:span text:style-name="HTMLCode">EXPOSE 8000</text:span></text:p>
      <text:p text:style-name="HTMLVorformatiert"/>
      <text:p text:style-name="HTMLVorformatiert"><text:span text:style-name="HTMLCode"># Sta</text:span><text:span text:style-name="HTMLCode">rt the FastAPI application</text:span></text:p>
      <text:p text:style-name="HTMLVorformatiert"><text:span text:style-name="HTMLCode">CMD ["uvicorn", "main:app", "--host", "0.0.0.0", "--port", "8000", "--reload"]</text:span></text:p>
      <text:h text:style-name="Überschrift3" text:outline-level="3"><text:span text:style-name="T8">Create<text:s/></text:span><text:span text:style-name="HTMLCode">backend/main.py</text:span><text:span text:style-name="T9"><text:s/>(FastAPI Backend)</text:span></text:h>
      <text:soft-page-break/>
      <text:p text:style-name="StandardWeb">Your existing<text:s/><text:span text:style-name="HTMLCode">main.py</text:span><text:s/>file should work, make sure it listens on<text:s/><text:span text:style-name="Fett">0.0.0.0</text:span><text:s/>so it works inside Docker.</text:p>
      <text:p text:style-name="HTMLVorformatiert">python</text:p>
      <text:p text:style-name="HTMLVorformatiert">CopyEdit</text:p>
      <text:p text:style-name="HTMLVorformatiert"><text:span text:style-name="hljs-keyword">from</text:span><text:span text:style-name="HTMLCode"><text:s/>fastapi<text:s/></text:span><text:span text:style-name="hljs-keyword">import</text:span><text:span text:style-name="HTMLCode"><text:s/>FastAPI, Depends</text:span></text:p>
      <text:p text:style-name="HTMLVorformatiert"><text:span text:style-name="hljs-keyword">from</text:span><text:span text:style-name="HTMLCode"><text:s/>sqlalchemy<text:s/></text:span><text:span text:style-name="hljs-keyword">import</text:span><text:span text:style-name="HTMLCode"><text:s/>create_engine, Column, Integer, String</text:span></text:p>
      <text:p text:style-name="HTMLVorformatiert"><text:span text:style-name="hljs-keyword">from</text:span><text:span text:style-name="HTMLCode"><text:s/>sqlalchemy.ext.declarative<text:s/></text:span><text:span text:style-name="hljs-keyword">import</text:span><text:span text:style-name="HTMLCode"><text:s/>declarative_base</text:span></text:p>
      <text:p text:style-name="HTMLVorformatiert"><text:span text:style-name="hljs-keyword">from</text:span><text:span text:style-name="HTMLCode"><text:s/>sqlalchemy.orm<text:s/></text:span><text:span text:style-name="hljs-keyword">import</text:span><text:span text:style-name="HTMLCode"><text:s/>sessionmaker, Session</text:span></text:p>
      <text:p text:style-name="HTMLVorformatiert"><text:span text:style-name="hljs-keyword">from</text:span><text:span text:style-name="HTMLCode"><text:s/>pydantic<text:s/></text:span><text:span text:style-name="hljs-keyword">import</text:span><text:span text:style-name="HTMLCode"><text:s/>BaseModel</text:span></text:p>
      <text:p text:style-name="HTMLVorformatiert"><text:span text:style-name="hljs-keyword">import</text:span><text:span text:style-name="HTMLCode"><text:s/>os</text:span></text:p>
      <text:p text:style-name="HTMLVorformatiert"/>
      <text:p text:style-name="HTMLVorformatiert"><text:span text:style-name="HTMLCode">a</text:span><text:span text:style-name="HTMLCode">pp = FastAPI()</text:span></text:p>
      <text:p text:style-name="HTMLVorformatiert"/>
      <text:p text:style-name="HTMLVorformatiert"><text:span text:style-name="hljs-comment"># Database setup</text:span></text:p>
      <text:p text:style-name="HTMLVorformatiert"><text:span text:style-name="HTMLCode">DATABASE_URL =<text:s/></text:span><text:span text:style-name="hljs-string">"sqlite:///./database.db"</text:span></text:p>
      <text:p text:style-name="HTMLVorformatiert"><text:span text:style-name="HTMLCode">Base = declarative_base()</text:span></text:p>
      <text:p text:style-name="HTMLVorformatiert"><text:span text:style-name="HTMLCode">engine = create_engine(DATABASE_URL, connect_args={</text:span><text:span text:style-name="hljs-string">"check_same_thread"</text:span><text:span text:style-name="HTMLCode">:<text:s/></text:span><text:span text:style-name="hljs-literal">False</text:span><text:span text:style-name="HTMLCode">})</text:span></text:p>
      <text:p text:style-name="HTMLVorformatiert"><text:span text:style-name="HTMLCode">SessionLocal = sessionmaker(bind=engine)</text:span></text:p>
      <text:p text:style-name="HTMLVorformatiert"/>
      <text:p text:style-name="HTMLVorformatiert"><text:span text:style-name="hljs-comment"># Define UserProfile model</text:span></text:p>
      <text:p text:style-name="HTMLVorformatiert"><text:span text:style-name="hljs-keyword">class</text:span><text:span text:style-name="HTMLCode"><text:s/></text:span><text:span text:style-name="hljs-title">UserProfile</text:span><text:span text:style-name="HTMLCode">(</text:span><text:span text:style-name="hljs-title">Base</text:span><text:span text:style-name="HTMLCode">):</text:span></text:p>
      <text:p text:style-name="HTMLVorformatiert"><text:span text:style-name="HTMLCode"><text:s text:c="4"/>__tablename__ =<text:s/></text:span><text:span text:style-name="hljs-string">"user_profiles"</text:span></text:p>
      <text:p text:style-name="HTMLVorformatiert"><text:span text:style-name="HTMLCode"><text:s text:c="4"/></text:span><text:span text:style-name="hljs-built_in">id</text:span><text:span text:style-name="HTMLCode"><text:s/>= Column(Integer, primary_key=</text:span><text:span text:style-name="hljs-literal">True</text:span><text:span text:style-name="HTMLCode">, index=</text:span><text:span text:style-name="hljs-literal">True</text:span><text:span text:style-name="HTMLCode">)</text:span></text:p>
      <text:p text:style-name="HTMLVorformatiert"><text:span text:style-name="HTMLCode"><text:s text:c="4"/>name = Column(String, index=</text:span><text:span text:style-name="hljs-literal">True</text:span><text:span text:style-name="HTMLCode">)</text:span></text:p>
      <text:p text:style-name="HTMLVorformatiert"><text:span text:style-name="HTMLCode"><text:s text:c="4"/>age = Column(Integer)</text:span></text:p>
      <text:p text:style-name="HTMLVorformatiert"><text:span text:style-name="HTMLCode"><text:s text:c="4"/>location = Column(String)</text:span></text:p>
      <text:p text:style-name="HTMLVorformatiert"/>
      <text:p text:style-name="HTMLVorformatiert"><text:span text:style-name="HTMLCode">Base.metadata.create_all(bind=engine)</text:span></text:p>
      <text:p text:style-name="HTMLVorformatiert"/>
      <text:p text:style-name="HTMLVorformatiert"><text:span text:style-name="hljs-comment"># Dependency</text:span><text:span text:style-name="hljs-comment"><text:s/>to get database session</text:span></text:p>
      <text:p text:style-name="HTMLVorformatiert"><text:span text:style-name="hljs-keyword">def</text:span><text:span text:style-name="HTMLCode"><text:s/></text:span><text:span text:style-name="hljs-title">get_db</text:span><text:span text:style-name="HTMLCode">():</text:span></text:p>
      <text:p text:style-name="HTMLVorformatiert"><text:span text:style-name="HTMLCode"><text:s text:c="4"/>db = SessionLocal()</text:span></text:p>
      <text:p text:style-name="HTMLVorformatiert"><text:span text:style-name="HTMLCode"><text:s text:c="4"/></text:span><text:span text:style-name="hljs-keyword">try</text:span><text:span text:style-name="HTMLCode">:</text:span></text:p>
      <text:p text:style-name="HTMLVorformatiert"><text:span text:style-name="HTMLCode"><text:s text:c="8"/></text:span><text:span text:style-name="hljs-keyword">yield</text:span><text:span text:style-name="HTMLCode"><text:s/>db</text:span></text:p>
      <text:p text:style-name="HTMLVorformatiert"><text:span text:style-name="HTMLCode"><text:s text:c="4"/></text:span><text:span text:style-name="hljs-keyword">finally</text:span><text:span text:style-name="HTMLCode">:</text:span></text:p>
      <text:p text:style-name="HTMLVorformatiert"><text:span text:style-name="HTMLCode"><text:s text:c="8"/>db.close()</text:span></text:p>
      <text:p text:style-name="HTMLVorformatiert"/>
      <text:p text:style-name="HTMLVorformatiert"><text:span text:style-name="hljs-comment"># API to ask questions</text:span></text:p>
      <text:p text:style-name="HTMLVorformatiert"><text:span text:style-name="hljs-keyword">class</text:span><text:span text:style-name="HTMLCode"><text:s/></text:span><text:span text:style-name="hljs-title">Question</text:span><text:span text:style-name="HTMLCode">(</text:span><text:span text:style-name="hljs-title">BaseModel</text:span><text:span text:style-name="HTMLCode">):</text:span></text:p>
      <text:p text:style-name="HTMLVorformatiert"><text:span text:style-name="HTMLCode"><text:s text:c="4"/>query:<text:s/></text:span><text:span text:style-name="hljs-built_in">str</text:span></text:p>
      <text:p text:style-name="HTMLVorformatiert"/>
      <text:p text:style-name="HTMLVorformatiert"><text:span text:style-name="hljs-meta">@app.post(</text:span><text:span text:style-name="hljs-string">"/ask"</text:span><text:span text:style-name="hljs-meta">)</text:span></text:p>
      <text:p text:style-name="HTMLVorformatiert"><text:span text:style-name="hljs-keyword">async</text:span><text:span text:style-name="HTMLCode"><text:s/></text:span><text:span text:style-name="hljs-keyword">def</text:span><text:span text:style-name="HTMLCode"><text:s/></text:span><text:span text:style-name="hljs-title">ask_question</text:span><text:span text:style-name="HTMLCode">(</text:span><text:span text:style-name="hljs-params">question: Question, db: Ses</text:span><text:span text:style-name="hljs-params">sion = Depends(get_db)</text:span><text:span text:style-name="HTMLCode">):</text:span></text:p>
      <text:p text:style-name="HTMLVorformatiert"><text:span text:style-name="HTMLCode"><text:s text:c="4"/>query = question.query.lower()</text:span></text:p>
      <text:p text:style-name="HTMLVorformatiert"><text:span text:style-name="HTMLCode"><text:s text:c="4"/></text:span></text:p>
      <text:p text:style-name="HTMLVorformatiert"><text:span text:style-name="HTMLCode"><text:s text:c="4"/></text:span><text:span text:style-name="hljs-keyword">if</text:span><text:span text:style-name="HTMLCode"><text:s/></text:span><text:span text:style-name="hljs-string">"i am"</text:span><text:span text:style-name="HTMLCode"><text:s/></text:span><text:span text:style-name="hljs-keyword">in</text:span><text:span text:style-name="HTMLCode"><text:s/>query:</text:span></text:p>
      <text:p text:style-name="HTMLVorformatiert"><text:span text:style-name="HTMLCode"><text:s text:c="8"/>words = query.split()</text:span></text:p>
      <text:p text:style-name="HTMLVorformatiert"><text:span text:style-name="HTMLCode"><text:s text:c="8"/></text:span><text:span text:style-name="hljs-keyword">if</text:span><text:span text:style-name="HTMLCode"><text:s/></text:span><text:span text:style-name="hljs-string">"i"</text:span><text:span text:style-name="HTMLCode"><text:s/></text:span><text:span text:style-name="hljs-keyword">in</text:span><text:span text:style-name="HTMLCode"><text:s/>words<text:s/></text:span><text:span text:style-name="hljs-keyword">and</text:span><text:span text:style-name="HTMLCode"><text:s/></text:span><text:span text:style-name="hljs-string">"am"</text:span><text:span text:style-name="HTMLCode"><text:s/></text:span><text:span text:style-name="hljs-keyword">in</text:span><text:span text:style-name="HTMLCode"><text:s/>words:</text:span></text:p>
      <text:p text:style-name="HTMLVorformatiert"><text:span text:style-name="HTMLCode"><text:s text:c="12"/>name = words[words.index(</text:span><text:span text:style-name="hljs-string">"am"</text:span><text:span text:style-name="HTMLCode">) +<text:s/></text:span><text:span text:style-name="hljs-number">1</text:span><text:span text:style-name="HTMLCode">]</text:span></text:p>
      <text:p text:style-name="HTMLVorformatiert"><text:span text:style-name="HTMLCode"><text:s text:c="12"/>age =<text:s/></text:span><text:span text:style-name="hljs-literal">None</text:span></text:p>
      <text:p text:style-name="HTMLVorformatiert"><text:span text:style-name="HTMLCode"><text:s text:c="12"/>location =<text:s/></text:span><text:span text:style-name="hljs-literal">None</text:span></text:p>
      <text:p text:style-name="HTMLVorformatiert"><text:span text:style-name="HTMLCode"><text:s text:c="12"/></text:span><text:span text:style-name="hljs-keyword">if</text:span><text:span text:style-name="HTMLCode"><text:s/></text:span><text:span text:style-name="hljs-string">"years"</text:span><text:span text:style-name="HTMLCode"><text:s/></text:span><text:span text:style-name="hljs-keyword">in</text:span><text:span text:style-name="HTMLCode"><text:s/>query:</text:span></text:p>
      <text:p text:style-name="HTMLVorformatiert"><text:span text:style-name="HTMLCode"><text:s text:c="16"/>age =<text:s/></text:span><text:span text:style-name="hljs-built_in">int</text:span><text:span text:style-name="HTMLCode">([word<text:s/></text:span><text:span text:style-name="hljs-keyword">for</text:span><text:span text:style-name="HTMLCode"><text:s/>word<text:s/></text:span><text:span text:style-name="hljs-keyword">in</text:span><text:span text:style-name="HTMLCode"><text:s/>words<text:s/></text:span><text:span text:style-name="hljs-keyword">if</text:span><text:span text:style-name="HTMLCode"><text:s/>word.isdigit()][</text:span><text:span text:style-name="hljs-number">0</text:span><text:span text:style-name="HTMLCode">])</text:span></text:p>
      <text:p text:style-name="HTMLVorformatiert"><text:span text:style-name="HTMLCode"><text:s text:c="12"/></text:span><text:span text:style-name="hljs-keyword">if</text:span><text:span text:style-name="HTMLCode"><text:s/></text:span><text:span text:style-name="hljs-string">"in"</text:span><text:span text:style-name="HTMLCode"><text:s/></text:span><text:span text:style-name="hljs-keyword">in</text:span><text:span text:style-name="HTMLCode"><text:s/>query:</text:span></text:p>
      <text:p text:style-name="HTMLVorformatiert"><text:span text:style-name="HTMLCode"><text:s text:c="16"/>location = query.split(</text:span><text:span text:style-name="hljs-string">"in"</text:span><text:span text:style-name="HTMLCode">)[-</text:span><text:span text:style-name="hljs-number">1</text:span><text:span text:style-name="HTMLCode">].strip()</text:span></text:p>
      <text:p text:style-name="HTMLVorformatiert"/>
      <text:p text:style-name="HTMLVorformatiert"><text:span text:style-name="HTMLCode"><text:s text:c="12"/>db_profile = UserProfile(name=name, age=age,<text:s/></text:span><text:span text:style-name="HTMLCode">location=location)</text:span></text:p>
      <text:p text:style-name="HTMLVorformatiert"><text:span text:style-name="HTMLCode"><text:s text:c="12"/>db.add(db_profile)</text:span></text:p>
      <text:p text:style-name="HTMLVorformatiert"><text:span text:style-name="HTMLCode"><text:s text:c="12"/>db.commit()</text:span></text:p>
      <text:p text:style-name="HTMLVorformatiert"><text:span text:style-name="HTMLCode"><text:s text:c="12"/></text:span><text:span text:style-name="hljs-keyword">return</text:span><text:span text:style-name="HTMLCode"><text:s/>{</text:span><text:span text:style-name="hljs-string">"answer"</text:span><text:span text:style-name="HTMLCode">:<text:s/></text:span><text:span text:style-name="hljs-string">f"Nice to meet you,<text:s/></text:span><text:span text:style-name="hljs-subst">{name}</text:span><text:span text:style-name="hljs-string">!"</text:span><text:span text:style-name="HTMLCode">}</text:span></text:p>
      <text:p text:style-name="HTMLVorformatiert"/>
      <text:soft-page-break/>
      <text:p text:style-name="HTMLVorformatiert"><text:span text:style-name="HTMLCode"><text:s text:c="4"/></text:span><text:span text:style-name="hljs-keyword">return</text:span><text:span text:style-name="HTMLCode"><text:s/>{</text:span><text:span text:style-name="hljs-string">"answer"</text:span><text:span text:style-name="HTMLCode">:<text:s/></text:span><text:span text:style-name="hljs-string">"Sorry, I didn't understand your question."</text:span><text:span text:style-name="HTMLCode">}</text:span></text:p>
      <text:p text:style-name="Standard"><text:span text:style-name="T10"><draw:custom-shape svg:x="0in" svg:y="0in" svg:width="6.29792in" svg:height="0.09028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11">3. Frontend Setup (Streamlit)</text:span></text:h>
      <text:h text:style-name="Überschrift3" text:outline-level="3"><text:span text:style-name="T12">Create<text:s/></text:span><text:span text:style-name="HTMLCode">frontend/requirements.txt</text:span></text:h>
      <text:p text:style-name="HTMLVorformatiert">txt</text:p>
      <text:p text:style-name="HTMLVorformatiert">CopyEdit</text:p>
      <text:p text:style-name="HTMLVorformatiert"><text:span text:style-name="HTMLCode">streamlit</text:span></text:p>
      <text:p text:style-name="HTMLVorformatiert"><text:span text:style-name="HTMLCode">requests</text:span></text:p>
      <text:h text:style-name="Überschrift3" text:outline-level="3"><text:span text:style-name="T13">Create<text:s/></text:span><text:span text:style-name="HTMLCode">frontend/Dockerfile</text:span></text:h>
      <text:p text:style-name="HTMLVorformatiert">dockerfile</text:p>
      <text:p text:style-name="HTMLVorformatiert">CopyEdit</text:p>
      <text:p text:style-name="HTMLVorformatiert"><text:span text:style-name="HTMLCode"># Use the official Python image</text:span></text:p>
      <text:p text:style-name="HTMLVorformatiert"><text:span text:style-name="HTMLCode">FROM python:3.10</text:span></text:p>
      <text:p text:style-name="HTMLVorformatiert"/>
      <text:p text:style-name="HTMLVorformatiert"><text:span text:style-name="HTMLCode"># Set working directory</text:span></text:p>
      <text:p text:style-name="HTMLVorformatiert"><text:span text:style-name="HTMLCode">WORKDIR /app</text:span></text:p>
      <text:p text:style-name="HTMLVorformatiert"/>
      <text:p text:style-name="HTMLVorformatiert"><text:span text:style-name="HTMLCode"># Copy frontend code</text:span></text:p>
      <text:p text:style-name="HTMLVorformatiert"><text:span text:style-name="HTMLCode">COPY . .</text:span></text:p>
      <text:p text:style-name="HTMLVorformatiert"/>
      <text:p text:style-name="HTMLVorformatiert"><text:span text:style-name="HTMLCode"># Install dependencies</text:span></text:p>
      <text:p text:style-name="HTMLVorformatiert"><text:span text:style-name="HTMLCode">RUN pip i</text:span><text:span text:style-name="HTMLCode">nstall --no-cache-dir -r requirements.txt</text:span></text:p>
      <text:p text:style-name="HTMLVorformatiert"/>
      <text:p text:style-name="HTMLVorformatiert"><text:span text:style-name="HTMLCode"># Expose Streamlit default port</text:span></text:p>
      <text:p text:style-name="HTMLVorformatiert"><text:span text:style-name="HTMLCode">EXPOSE 8501</text:span></text:p>
      <text:p text:style-name="HTMLVorformatiert"/>
      <text:p text:style-name="HTMLVorformatiert"><text:span text:style-name="HTMLCode"># Run Streamlit app</text:span></text:p>
      <text:p text:style-name="HTMLVorformatiert"><text:span text:style-name="HTMLCode">CMD ["streamlit", "run", "app.py", "--server.port=8501", "--server.address=0.0.0.0"]</text:span></text:p>
      <text:h text:style-name="Überschrift3" text:outline-level="3"><text:span text:style-name="T14">Create<text:s/></text:span><text:span text:style-name="HTMLCode">frontend/app.py</text:span><text:span text:style-name="T15"><text:s/>(Streamlit Frontend)</text:span></text:h>
      <text:p text:style-name="HTMLVorformatiert">python</text:p>
      <text:p text:style-name="HTMLVorformatiert">CopyEdit</text:p>
      <text:p text:style-name="HTMLVorformatiert"><text:span text:style-name="hljs-keyword">import</text:span><text:span text:style-name="HTMLCode"><text:s/>streamlit<text:s/></text:span><text:span text:style-name="hljs-keyword">as</text:span><text:span text:style-name="HTMLCode"><text:s/>st</text:span></text:p>
      <text:p text:style-name="HTMLVorformatiert"><text:span text:style-name="hljs-keyword">import</text:span><text:span text:style-name="HTMLCode"><text:s/>requests</text:span></text:p>
      <text:p text:style-name="HTMLVorformatiert"/>
      <text:p text:style-name="HTMLVorformatiert"><text:span text:style-name="HTMLCode">st.title(</text:span><text:span text:style-name="hljs-string">"FAQ Chatbot"</text:span><text:span text:style-name="HTMLCode">)</text:span></text:p>
      <text:p text:style-name="HTMLVorformatiert"/>
      <text:p text:style-name="HTMLVorformatiert"><text:span text:style-name="HTMLCode">question = st.text_input(</text:span><text:span text:style-name="hljs-string">"Ask me a question:"</text:span><text:span text:style-name="HTMLCode">)</text:span></text:p>
      <text:p text:style-name="HTMLVorformatiert"/>
      <text:p text:style-name="HTMLVorformatiert"><text:span text:style-name="hljs-keyword">if</text:span><text:span text:style-name="HTMLCode"><text:s/>st.button(</text:span><text:span text:style-name="hljs-string">"Ask"</text:span><text:span text:style-name="HTMLCode">):</text:span></text:p>
      <text:p text:style-name="HTMLVorformatiert"><text:span text:style-name="HTMLCode"><text:s text:c="4"/>response = requests.post(</text:span><text:span text:style-name="hljs-string">"http://backend:8000/ask"</text:span><text:span text:style-name="HTMLCode">, json={</text:span><text:span text:style-name="hljs-string">"query"</text:span><text:span text:style-name="HTMLCode">: question})</text:span></text:p>
      <text:p text:style-name="HTMLVorformatiert"><text:span text:style-name="HTMLCode"><text:s text:c="4"/></text:span><text:span text:style-name="hljs-keyword">if</text:span><text:span text:style-name="HTMLCode"><text:s/>response.status_code ==<text:s/></text:span><text:span text:style-name="hljs-number">200</text:span><text:span text:style-name="HTMLCode">:</text:span></text:p>
      <text:p text:style-name="HTMLVorformatiert"><text:span text:style-name="HTMLCode"><text:s text:c="8"/>st.write(response.json()[</text:span><text:span text:style-name="hljs-string">"answer"</text:span><text:span text:style-name="HTMLCode">])</text:span></text:p>
      <text:p text:style-name="HTMLVorformatiert"><text:span text:style-name="HTMLCode"><text:s text:c="4"/></text:span><text:span text:style-name="hljs-keyword">else</text:span><text:span text:style-name="HTMLCode">:</text:span></text:p>
      <text:p text:style-name="HTMLVorformatiert"><text:span text:style-name="HTMLCode"><text:s text:c="8"/>st.write(</text:span><text:span text:style-name="hljs-string">"Error: Unable to fetch response."</text:span><text:span text:style-name="HTMLCode">)</text:span></text:p>
      <text:p text:style-name="Standard"><text:span text:style-name="T16"><draw:custom-shape svg:x="0in" svg:y="0in" svg:width="6.29792in" svg:height="0.09028in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17">4. Docker Compose (Orchestration)</text:span></text:h>
      <text:p text:style-name="StandardWeb">Create a<text:s/><text:span text:style-name="HTMLCode">docker-compose.yml</text:span><text:s/>file in the root folder:</text:p>
      <text:p text:style-name="HTMLVorformatiert">yaml</text:p>
      <text:p text:style-name="HTMLVorformatiert">CopyEdit</text:p>
      <text:p text:style-name="HTMLVorformatiert"><text:span text:style-name="hljs-attr">version:</text:span><text:span text:style-name="HTMLCode"><text:s/></text:span><text:span text:style-name="hljs-string">"3.9"</text:span></text:p>
      <text:p text:style-name="HTMLVorformatiert"/>
      <text:p text:style-name="HTMLVorformatiert"><text:span text:style-name="hljs-attr">services:</text:span></text:p>
      <text:soft-page-break/>
      <text:p text:style-name="HTMLVorformatiert"><text:span text:style-name="HTMLCode"><text:s text:c="2"/></text:span><text:span text:style-name="hljs-attr">backend:</text:span></text:p>
      <text:p text:style-name="HTMLVorformatiert"><text:span text:style-name="HTMLCode"><text:s text:c="4"/></text:span><text:span text:style-name="hljs-attr">build:</text:span><text:span text:style-name="HTMLCode"><text:s/></text:span><text:span text:style-name="hljs-string">./backend</text:span></text:p>
      <text:p text:style-name="HTMLVorformatiert"><text:span text:style-name="HTMLCode"><text:s text:c="4"/></text:span><text:span text:style-name="hljs-attr">container_name:</text:span><text:span text:style-name="HTMLCode"><text:s/></text:span><text:span text:style-name="hljs-string">faq_backend</text:span></text:p>
      <text:p text:style-name="HTMLVorformatiert"><text:span text:style-name="HTMLCode"><text:s text:c="4"/></text:span><text:span text:style-name="hljs-attr">ports:</text:span></text:p>
      <text:p text:style-name="HTMLVorformatiert"><text:span text:style-name="HTMLCode"><text:s text:c="6"/></text:span><text:span text:style-name="hljs-bullet">-</text:span><text:span text:style-name="HTMLCode"><text:s/></text:span><text:span text:style-name="hljs-string">"8000:8000"</text:span></text:p>
      <text:p text:style-name="HTMLVorformatiert"><text:span text:style-name="HTMLCode"><text:s text:c="4"/></text:span><text:span text:style-name="hljs-attr">volumes:</text:span></text:p>
      <text:p text:style-name="HTMLVorformatiert"><text:span text:style-name="HTMLCode"><text:s text:c="6"/></text:span><text:span text:style-name="hljs-bullet">-</text:span><text:span text:style-name="HTMLCode"><text:s/></text:span><text:span text:style-name="hljs-string">./backend:/app</text:span></text:p>
      <text:p text:style-name="HTMLVorformatiert"><text:span text:style-name="HTMLCode"><text:s text:c="4"/></text:span><text:span text:style-name="hljs-attr">restart:</text:span><text:span text:style-name="HTMLCode"><text:s/></text:span><text:span text:style-name="hljs-string">always</text:span></text:p>
      <text:p text:style-name="HTMLVorformatiert"/>
      <text:p text:style-name="HTMLVorformatiert"><text:span text:style-name="HTMLCode"><text:s text:c="2"/></text:span><text:span text:style-name="hljs-attr">frontend:</text:span></text:p>
      <text:p text:style-name="HTMLVorformatiert"><text:span text:style-name="HTMLCode"><text:s text:c="4"/></text:span><text:span text:style-name="hljs-attr">build:</text:span><text:span text:style-name="HTMLCode"><text:s/></text:span><text:span text:style-name="hljs-string">./frontend</text:span></text:p>
      <text:p text:style-name="HTMLVorformatiert"><text:span text:style-name="HTMLCode"><text:s text:c="4"/></text:span><text:span text:style-name="hljs-attr">container_name:</text:span><text:span text:style-name="HTMLCode"><text:s/></text:span><text:span text:style-name="hljs-string">faq_frontend</text:span></text:p>
      <text:p text:style-name="HTMLVorformatiert"><text:span text:style-name="HTMLCode"><text:s text:c="4"/></text:span><text:span text:style-name="hljs-attr">ports:</text:span></text:p>
      <text:p text:style-name="HTMLVorformatiert"><text:span text:style-name="HTMLCode"><text:s text:c="6"/></text:span><text:span text:style-name="hljs-bullet">-</text:span><text:span text:style-name="HTMLCode"><text:s/></text:span><text:span text:style-name="hljs-string">"8501:8501"</text:span></text:p>
      <text:p text:style-name="HTMLVorformatiert"><text:span text:style-name="HTMLCode"><text:s text:c="4"/></text:span><text:span text:style-name="hljs-attr">depends_on:</text:span></text:p>
      <text:p text:style-name="HTMLVorformatiert"><text:span text:style-name="HTMLCode"><text:s text:c="6"/></text:span><text:span text:style-name="hljs-bullet">-</text:span><text:span text:style-name="HTMLCode"><text:s/></text:span><text:span text:style-name="hljs-string">backend</text:span></text:p>
      <text:p text:style-name="HTMLVorformatiert"><text:span text:style-name="HTMLCode"><text:s text:c="4"/></text:span><text:span text:style-name="hljs-attr">restart:</text:span><text:span text:style-name="HTMLCode"><text:s/></text:span><text:span text:style-name="hljs-string">always</text:span></text:p>
      <text:p text:style-name="Standard"><text:span text:style-name="T18"><draw:custom-shape svg:x="0in" svg:y="0in" svg:width="6.29792in" svg:height="0.09028in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19">5. Running the Application in Docker</text:span></text:h>
      <text:list text:style-name="LFO1" text:continue-numbering="true">
        <text:list-item>
          <text:p text:style-name="P20"><text:span text:style-name="Fett">Navigate to the project folder</text:span></text:p>
        </text:list-item>
      </text:list>
      <text:p text:style-name="P21">bash</text:p>
      <text:p text:style-name="P22">CopyEdit</text:p>
      <text:p text:style-name="P23"><text:span text:style-name="hljs-built_in">cd</text:span><text:span text:style-name="HTMLCode"><text:s/>faq-chatbot</text:span></text:p>
      <text:list text:style-name="LFO1" text:continue-numbering="true">
        <text:list-item>
          <text:p text:style-name="P24"><text:span text:style-name="Fett">Build and Run the Application</text:span></text:p>
        </text:list-item>
      </text:list>
      <text:p text:style-name="P25">bash</text:p>
      <text:p text:style-name="P26">CopyEdit</text:p>
      <text:p text:style-name="P27"><text:span text:style-name="HTMLCode">docker-compose up --build</text:span></text:p>
      <text:list text:style-name="LFO1" text:continue-numbering="true">
        <text:list-item>
          <text:p text:style-name="P28"><text:span text:style-name="Fett">Access the Application</text:span></text:p>
          <text:list text:continue-numbering="true">
            <text:list-item>
              <text:p text:style-name="P29"><text:span text:style-name="Fett">Backend (FastAPI):</text:span><text:s/><text:span text:style-name="T30">http://127.0.0.1:8000/docs</text:span></text:p>
            </text:list-item>
            <text:list-item>
              <text:p text:style-name="P31"><text:span text:style-name="Fett">Frontend (Streamlit):</text:span><text:s/><text:span text:style-name="T32">http://127.0.0.1:8501</text:span></text:p>
            </text:list-item>
          </text:list>
        </text:list-item>
      </text:list>
      <text:p text:style-name="P33"><text:span text:style-name="T34"><draw:custom-shape svg:x="0in" svg:y="0in" svg:width="6.29792in" svg:height="0.09028in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35">6. Additional Docker Commands</text:span></text:h>
      <text:list text:style-name="LFO2" text:continue-numbering="true">
        <text:list-item>
          <text:p text:style-name="P36"><text:span text:style-name="Fett">Run Containers in Detached Mode (Background)</text:span></text:p>
        </text:list-item>
      </text:list>
      <text:p text:style-name="P37">bash</text:p>
      <text:p text:style-name="P38">CopyEdit</text:p>
      <text:p text:style-name="P39"><text:span text:style-name="HTMLCode">docker-compose up -d</text:span></text:p>
      <text:list text:style-name="LFO2" text:continue-numbering="true">
        <text:list-item>
          <text:p text:style-name="P40"><text:span text:style-name="Fett">Stop Containers</text:span></text:p>
        </text:list-item>
      </text:list>
      <text:p text:style-name="P41">bash</text:p>
      <text:p text:style-name="P42">CopyEdit</text:p>
      <text:p text:style-name="P43"><text:span text:style-name="HTMLCode">docker-compose down</text:span></text:p>
      <text:list text:style-name="LFO2" text:continue-numbering="true">
        <text:list-item>
          <text:p text:style-name="P44"><text:span text:style-name="Fett">Rebuild Everything</text:span></text:p>
        </text:list-item>
      </text:list>
      <text:p text:style-name="P45">bash</text:p>
      <text:p text:style-name="P46">CopyEdit</text:p>
      <text:p text:style-name="P47"><text:span text:style-name="HTMLCode">docker-compose up --build --force-recreate</text:span></text:p>
      <text:list text:style-name="LFO2" text:continue-numbering="true">
        <text:list-item>
          <text:p text:style-name="P48"><text:span text:style-name="Fett">Check Running Containers</text:span></text:p>
        </text:list-item>
      </text:list>
      <text:p text:style-name="P49">bash</text:p>
      <text:p text:style-name="P50">CopyEdit</text:p>
      <text:p text:style-name="P51"><text:span text:style-name="HTMLCode">docker ps</text:span></text:p>
      <text:p text:style-name="Standard"><text:span text:style-name="T52"><draw:custom-shape svg:x="0in" svg:y="0in" svg:width="6.29792in" svg:height="0.09028in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Überschrift3" text:outline-level="3"><text:span text:style-name="T53">7. Explanation of Docker Setup</text:span></text:h>
      <table:table table:style-name="Table54">
        <table:table-columns>
          <table:table-column table:style-name="TableColumn55"/>
          <table:table-column table:style-name="TableColumn56"/>
        </table:table-columns>
        <table:table-header-rows>
          <table:table-row table:style-name="TableRow57">
            <table:table-cell table:style-name="TableCell58">
              <text:p text:style-name="P59"><text:span text:style-name="T60">Component</text:span></text:p>
            </table:table-cell>
            <table:table-cell table:style-name="TableCell61">
              <text:p text:style-name="P62"><text:span text:style-name="T63">Purpose</text:span></text:p>
            </table:table-cell>
          </table:table-row>
        </table:table-header-rows>
        <table:table-row table:style-name="TableRow64">
          <table:table-cell table:style-name="TableCell65">
            <text:p text:style-name="Standard"><text:span text:style-name="T66">backend/Dockerfile</text:span></text:p>
          </table:table-cell>
          <table:table-cell table:style-name="TableCell67">
            <text:p text:style-name="Standard">Builds a FastAPI backend image.</text:p>
          </table:table-cell>
        </table:table-row>
        <table:table-row table:style-name="TableRow68">
          <table:table-cell table:style-name="TableCell69">
            <text:p text:style-name="Standard"><text:span text:style-name="T70">frontend/Dockerfile</text:span></text:p>
          </table:table-cell>
          <table:table-cell table:style-name="TableCell71">
            <text:p text:style-name="Standard">Builds a Streamlit frontend<text:s/>image.</text:p>
          </table:table-cell>
        </table:table-row>
        <table:table-row table:style-name="TableRow72">
          <table:table-cell table:style-name="TableCell73">
            <text:p text:style-name="Standard"><text:span text:style-name="T74">docker-compose.yml</text:span></text:p>
          </table:table-cell>
          <table:table-cell table:style-name="TableCell75">
            <text:p text:style-name="Standard">Runs both services (backend and frontend).</text:p>
          </table:table-cell>
        </table:table-row>
        <table:table-row table:style-name="TableRow76">
          <table:table-cell table:style-name="TableCell77">
            <text:p text:style-name="Standard"><text:span text:style-name="T78">backend:/app</text:span><text:s/>(volumes)</text:p>
          </table:table-cell>
          <table:table-cell table:style-name="TableCell79">
            <text:p text:style-name="Standard">Maps the local backend directory to the container.</text:p>
          </table:table-cell>
        </table:table-row>
        <table:table-row table:style-name="TableRow80">
          <table:table-cell table:style-name="TableCell81">
            <text:p text:style-name="Standard"><text:span text:style-name="T82">depends_on</text:span></text:p>
          </table:table-cell>
          <table:table-cell table:style-name="TableCell83">
            <text:p text:style-name="Standard">Ensures the backend starts before the frontend.</text:p>
          </table:table-cell>
        </table:table-row>
      </table:table>
      <text:p text:style-name="Standard"><text:span text:style-name="T84"><draw:custom-shape svg:x="0in" svg:y="0in" svg:width="22in" svg:height="0.09028in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Überschrift2" text:outline-level="2"><text:span text:style-name="T85">8. Next Steps</text:span></text:h>
      <text:list text:style-name="LFO3" text:continue-numbering="true">
        <text:list-item>
          <text:p text:style-name="P86"><text:span text:style-name="Fett">Persistent Database:</text:span><text:s/>If you want<text:s/>SQLite to persist even after restarting, mount it as a volume:</text:p>
        </text:list-item>
      </text:list>
      <text:p text:style-name="P87">yaml</text:p>
      <text:p text:style-name="P88">CopyEdit</text:p>
      <text:p text:style-name="P89"><text:span text:style-name="hljs-attr">volumes:</text:span></text:p>
      <text:p text:style-name="P90"><text:span text:style-name="HTMLCode"><text:s text:c="2"/></text:span><text:span text:style-name="hljs-bullet">-</text:span><text:span text:style-name="HTMLCode"><text:s/></text:span><text:span text:style-name="hljs-string">./backend/database.db:/app/database.db</text:span></text:p>
      <text:list text:style-name="LFO3" text:continue-numbering="true">
        <text:list-item>
          <text:p text:style-name="P91"><text:span text:style-name="Fett">Environment Variables:</text:span><text:s/>Store OpenAI API keys in an<text:s/><text:span text:style-name="T92">.env</text:span><text:s/>file and pass them inside Docker.</text:p>
        </text:list-item>
      </text:list>
      <text:p text:style-name="P93"><text:span text:style-name="T94"><draw:custom-shape svg:x="0in" svg:y="0in" svg:width="22in" svg:height="0.09028in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95">🎉</text:span><text:s/><text:span text:style-name="T96">Now You Have a Fully Dockerized<text:s/></text:span><text:span text:style-name="T97">FAQ Chatbot!</text:span></text:h>
      <text:p text:style-name="StandardWeb">Deploying your<text:s/><text:span text:style-name="Fett">Dockerized FAQ Chatbot</text:span><text:s/>application on AWS involves a few key steps. Since you're using Docker, you can leverage<text:s/><text:span text:style-name="Fett">Amazon ECS (Elastic Container Service)</text:span>,<text:s/><text:span text:style-name="Fett">ECR (Elastic Container Registry)</text:span>, and<text:s/><text:span text:style-name="Fett">AWS Fargate</text:span><text:s/>for running your<text:s/>containers in the cloud. Here's a step-by-step guide to deploy your app.</text:p>
      <text:p text:style-name="Standard"><text:span text:style-name="T98"><draw:custom-shape svg:x="0in" svg:y="0in" svg:width="22in" svg:height="0.09028in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99">1. Prerequisites</text:span></text:h>
      <text:list text:style-name="LFO4" text:continue-numbering="true">
        <text:list-item>
          <text:p text:style-name="P100"><text:span text:style-name="Fett">AWS Account</text:span>: Sign up if you haven't already.</text:p>
        </text:list-item>
        <text:list-item>
          <text:p text:style-name="P101"><text:span text:style-name="Fett">AWS CLI</text:span>: Install and configure the AWS Command Line Interface (CLI) on your machine.</text:p>
        </text:list-item>
      </text:list>
      <text:p text:style-name="P102"><text:span text:style-name="HTMLCode">pip install awscli</text:span></text:p>
      <text:p text:style-name="P103"><text:span text:style-name="HTMLCode">a</text:span><text:span text:style-name="HTMLCode">ws configure</text:span></text:p>
      <text:list text:style-name="LFO4" text:continue-numbering="true">
        <text:list-item>
          <text:p text:style-name="P104"><text:span text:style-name="Fett">Docker</text:span>: Ensure Docker is installed and running on your local machine.</text:p>
        </text:list-item>
        <text:list-item>
          <text:p text:style-name="P105"><text:span text:style-name="Fett">AWS IAM Role</text:span>: Create an IAM role with the required permissions for ECS and ECR.</text:p>
        </text:list-item>
      </text:list>
      <text:p text:style-name="Standard"><text:span text:style-name="T106"><draw:custom-shape svg:x="0in" svg:y="0in" svg:width="22in" svg:height="0.09028in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07">2. Push Docker Images to AWS ECR (Elastic Container Registry)</text:span></text:h>
      <text:p text:style-name="StandardWeb">Before deploying on ECS, you<text:s/>need to push your Docker images to<text:s/><text:span text:style-name="Fett">AWS ECR</text:span>.</text:p>
      <text:h text:style-name="Überschrift4" text:outline-level="4"><text:span text:style-name="T108">Step 1: Create an ECR Repository</text:span></text:h>
      <text:list text:style-name="LFO5" text:continue-numbering="true">
        <text:list-item>
          <text:p text:style-name="P109">Go to the<text:s/><text:span text:style-name="Fett">Amazon ECR</text:span><text:s/>console:<text:s/><text:a xlink:href="https://console.aws.amazon.com/ecr/" office:target-frame-name="_top" xlink:show="replace"><text:span text:style-name="Hyperlink">ECR Console</text:span></text:a></text:p>
        </text:list-item>
        <text:list-item>
          <text:p text:style-name="P110">Click on<text:s/><text:span text:style-name="Fett">Create Repository</text:span>.</text:p>
        </text:list-item>
        <text:list-item>
          <text:p text:style-name="P111">Name your repositories (<text:span text:style-name="T112">frontend</text:span><text:s/>and<text:s/><text:span text:style-name="T113">backend</text:span>).</text:p>
        </text:list-item>
        <text:list-item>
          <text:p text:style-name="P114">Click<text:s/><text:span text:style-name="Fett">Cre</text:span><text:span text:style-name="Fett">ate</text:span><text:s/>to create both repositories.</text:p>
        </text:list-item>
      </text:list>
      <text:h text:style-name="Überschrift4" text:outline-level="4"><text:span text:style-name="T115">Step 2: Authenticate Docker to AWS ECR</text:span></text:h>
      <text:p text:style-name="StandardWeb">Run the following command to authenticate Docker to ECR:</text:p>
      <text:p text:style-name="HTMLVorformatiert">bash</text:p>
      <text:p text:style-name="HTMLVorformatiert">CopyEdit</text:p>
      <text:p text:style-name="HTMLVorformatiert"><text:span text:style-name="HTMLCode">aws ecr get-login-password --region us-west-2 | docker login --username AWS --password-stdin &lt;aws_account_id&gt;.dkr</text:span><text:span text:style-name="HTMLCode">.ecr.us-west-2.amazonaws.com</text:span></text:p>
      <text:p text:style-name="StandardWeb">Make sure to replace<text:s/><text:span text:style-name="HTMLCode">&lt;aws_account_id&gt;</text:span><text:s/>with your actual AWS account ID and change the region (<text:span text:style-name="HTMLCode">us-west-2</text:span>) if needed.</text:p>
      <text:h text:style-name="Überschrift4" text:outline-level="4"><text:span text:style-name="T116">Step 3: Build and Tag Your Docker Images</text:span></text:h>
      <text:p text:style-name="StandardWeb">Build the Docker images for both the frontend and backend services:</text:p>
      <text:p text:style-name="HTMLVorformatiert">bash</text:p>
      <text:p text:style-name="HTMLVorformatiert">CopyEdit</text:p>
      <text:p text:style-name="HTMLVorformatiert"><text:span text:style-name="hljs-comment"># Frontend</text:span></text:p>
      <text:p text:style-name="HTMLVorformatiert"><text:span text:style-name="HTMLCode">docker build -t faq-frontend ./frontend</text:span></text:p>
      <text:p text:style-name="HTMLVorformatiert"/>
      <text:p text:style-name="HTMLVorformatiert"><text:span text:style-name="hljs-comment"># Backend</text:span></text:p>
      <text:p text:style-name="HTMLVorformatiert"><text:span text:style-name="HTMLCode">docker build -t faq-backend ./backend</text:span></text:p>
      <text:p text:style-name="StandardWeb">Tag the images to match your ECR repositories:</text:p>
      <text:p text:style-name="HTMLVorformatiert">bash</text:p>
      <text:p text:style-name="HTMLVorformatiert">CopyEdit</text:p>
      <text:p text:style-name="HTMLVorformatiert"><text:span text:style-name="hljs-comment"># Frontend</text:span></text:p>
      <text:p text:style-name="HTMLVorformatiert"><text:span text:style-name="HTMLCode">docker tag faq-frontend:latest &lt;aws_account_id&gt;.dkr.ecr.us-west-2.amaz</text:span><text:span text:style-name="HTMLCode">onaws.com/faq-frontend:latest</text:span></text:p>
      <text:p text:style-name="HTMLVorformatiert"/>
      <text:p text:style-name="HTMLVorformatiert"><text:span text:style-name="hljs-comment"># Backend</text:span></text:p>
      <text:p text:style-name="HTMLVorformatiert"><text:span text:style-name="HTMLCode">docker tag faq-backend:latest &lt;aws_account_id&gt;.dkr.ecr.us-west-2.amazonaws.com/faq-backend:latest</text:span></text:p>
      <text:h text:style-name="Überschrift4" text:outline-level="4"><text:span text:style-name="T117">Step 4: Push Images to ECR</text:span></text:h>
      <text:p text:style-name="StandardWeb">Now push both images to ECR:</text:p>
      <text:p text:style-name="HTMLVorformatiert">bash</text:p>
      <text:p text:style-name="HTMLVorformatiert">CopyEdit</text:p>
      <text:p text:style-name="HTMLVorformatiert"><text:span text:style-name="hljs-comment"># Frontend</text:span></text:p>
      <text:p text:style-name="HTMLVorformatiert"><text:span text:style-name="HTMLCode">docker push &lt;aws_account_id&gt;.dkr.ecr</text:span><text:span text:style-name="HTMLCode">.us-west-2.amazonaws.com/faq-frontend:latest</text:span></text:p>
      <text:p text:style-name="HTMLVorformatiert"/>
      <text:p text:style-name="HTMLVorformatiert"><text:span text:style-name="hljs-comment"># Backend</text:span></text:p>
      <text:p text:style-name="HTMLVorformatiert"><text:span text:style-name="HTMLCode">docker push &lt;aws_account_id&gt;.dkr.ecr.us-west-2.amazonaws.com/faq-backend:latest</text:span></text:p>
      <text:p text:style-name="Standard"><text:span text:style-name="T118"><draw:custom-shape svg:x="0in" svg:y="0in" svg:width="22in" svg:height="0.09028in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19">3. Set Up AWS ECS for Deployment</text:span></text:h>
      <text:p text:style-name="StandardWeb">Now that your images are in ECR, you can create ECS tasks and services to run the<text:s/>containers on AWS.</text:p>
      <text:h text:style-name="Überschrift4" text:outline-level="4"><text:span text:style-name="T120">Step 1: Create a Cluster in ECS</text:span></text:h>
      <text:list text:style-name="LFO6" text:continue-numbering="true">
        <text:list-item>
          <text:p text:style-name="P121">Go to the<text:s/><text:span text:style-name="Fett">ECS Console</text:span>:<text:s/><text:a xlink:href="https://console.aws.amazon.com/ecs/" office:target-frame-name="_top" xlink:show="replace"><text:span text:style-name="Hyperlink">ECS Console</text:span></text:a></text:p>
        </text:list-item>
        <text:list-item>
          <text:p text:style-name="P122">Click<text:s/><text:span text:style-name="Fett">Create Cluster</text:span>.</text:p>
        </text:list-item>
        <text:list-item>
          <text:p text:style-name="P123">Choose<text:s/><text:span text:style-name="Fett">Networking only</text:span><text:s/>(AWS Fargate) for running containers without managing EC2 instances.</text:p>
        </text:list-item>
        <text:list-item>
          <text:p text:style-name="P124">Choose the<text:s/><text:span text:style-name="Fett">Cluster Name</text:span><text:s/>(e.g.,<text:s/><text:span text:style-name="T125">faq-cluster</text:span>) and click<text:s/><text:span text:style-name="Fett">Create</text:span>.</text:p>
        </text:list-item>
      </text:list>
      <text:h text:style-name="Überschrift4" text:outline-level="4"><text:span text:style-name="T126">Step 2: Create Task Definitions for Backend and Frontend</text:span></text:h>
      <text:p text:style-name="StandardWeb">In ECS, you need a task definition that specifies which Docker image to run.</text:p>
      <text:h text:style-name="Überschrift5" text:outline-level="5"><text:span text:style-name="T127">For Backend:</text:span></text:h>
      <text:list text:style-name="LFO7" text:continue-numbering="true">
        <text:list-item>
          <text:p text:style-name="P128">In the<text:s/><text:span text:style-name="Fett">ECS Console</text:span>, click on<text:s/><text:span text:style-name="Fett">Task Definitions</text:span><text:s/>&gt;<text:s/><text:span text:style-name="Fett">Create new Task Definition</text:span>.</text:p>
        </text:list-item>
        <text:list-item>
          <text:p text:style-name="P129">Choose<text:s/><text:span text:style-name="Fett">Fargate</text:span><text:s/>as the launch type.</text:p>
        </text:list-item>
        <text:list-item>
          <text:p text:style-name="P130">Fill out the<text:s/><text:span text:style-name="Fett">Task Definition Name</text:span><text:s/>(e.g.,<text:s/><text:span text:style-name="T131">faq-backend</text:span>).</text:p>
        </text:list-item>
        <text:list-item>
          <text:p text:style-name="P132">In the<text:s/><text:span text:style-name="Fett">Container Definitions</text:span>, click<text:s/><text:span text:style-name="Fett">Add Container</text:span>.</text:p>
          <text:list text:continue-numbering="true">
            <text:list-item>
              <text:p text:style-name="P133"><text:span text:style-name="Fett">Container Name</text:span>:<text:s/><text:span text:style-name="T134">faq-backend</text:span></text:p>
            </text:list-item>
            <text:list-item>
              <text:p text:style-name="P135"><text:span text:style-name="Fett">Image</text:span>:<text:s/><text:span text:style-name="T136">&lt;aws_account_id&gt;.dkr.ecr.us-west-2.amazonaws.com/faq</text:span><text:span text:style-name="T137">-backend:latest</text:span></text:p>
            </text:list-item>
            <text:list-item>
              <text:p text:style-name="P138"><text:span text:style-name="Fett">Memory Limits</text:span>: 512 MB (or adjust as needed)</text:p>
            </text:list-item>
            <text:list-item>
              <text:p text:style-name="P139"><text:span text:style-name="Fett">Port Mappings</text:span>: Map port<text:s/><text:span text:style-name="T140">8000</text:span><text:s/>(FastAPI).</text:p>
            </text:list-item>
          </text:list>
        </text:list-item>
        <text:list-item>
          <text:p text:style-name="P141">Click<text:s/><text:span text:style-name="Fett">Create</text:span><text:s/>to create the backend task definition.</text:p>
        </text:list-item>
      </text:list>
      <text:h text:style-name="Überschrift5" text:outline-level="5"><text:span text:style-name="T142">For Frontend:</text:span></text:h>
      <text:p text:style-name="StandardWeb">Repeat the same steps to create a task definition for the frontend container:</text:p>
      <text:list text:style-name="LFO8" text:continue-numbering="true">
        <text:list-item>
          <text:p text:style-name="P143"><text:span text:style-name="Fett">Task Definit</text:span><text:span text:style-name="Fett">ion Name</text:span>:<text:s/><text:span text:style-name="T144">faq-frontend</text:span></text:p>
        </text:list-item>
        <text:list-item>
          <text:p text:style-name="P145"><text:span text:style-name="Fett">Image</text:span>:<text:s/><text:span text:style-name="T146">&lt;aws_account_id&gt;.dkr.ecr.us-west-2.amazonaws.com/faq-frontend:latest</text:span></text:p>
        </text:list-item>
        <text:list-item>
          <text:p text:style-name="P147"><text:span text:style-name="Fett">Memory Limits</text:span>: 512 MB (or adjust as needed)</text:p>
        </text:list-item>
        <text:list-item>
          <text:p text:style-name="P148"><text:span text:style-name="Fett">Port Mappings</text:span>: Map port<text:s/><text:span text:style-name="T149">8501</text:span><text:s/>(Streamlit).</text:p>
        </text:list-item>
      </text:list>
      <text:p text:style-name="P150"><text:span text:style-name="T151"><draw:custom-shape svg:x="0in" svg:y="0in" svg:width="22in" svg:height="0.09028in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52">4. Create ECS Services for Backend and Frontend</text:span></text:h>
      <text:p text:style-name="StandardWeb">After creating task<text:s/>definitions, you'll need to create ECS services to launch the containers.</text:p>
      <text:h text:style-name="Überschrift4" text:outline-level="4"><text:span text:style-name="T153">Step 1: Create ECS Service for Backend</text:span></text:h>
      <text:list text:style-name="LFO9" text:continue-numbering="true">
        <text:list-item>
          <text:p text:style-name="P154">Go to<text:s/><text:span text:style-name="Fett">ECS Console</text:span><text:s/>&gt;<text:s/><text:span text:style-name="Fett">Clusters</text:span><text:s/>&gt;<text:s/>Select your cluster.</text:p>
        </text:list-item>
        <text:list-item>
          <text:p text:style-name="P155">Click<text:s/><text:span text:style-name="Fett">Create</text:span><text:s/>under<text:s/><text:span text:style-name="Fett">Services</text:span>.</text:p>
        </text:list-item>
        <text:list-item>
          <text:p text:style-name="P156">Select the task definition<text:s/><text:span text:style-name="T157">faq-backend</text:span><text:s/>and configure:</text:p>
          <text:list text:continue-numbering="true">
            <text:list-item>
              <text:p text:style-name="P158"><text:span text:style-name="Fett">Launch Type</text:span>: Fargate</text:p>
            </text:list-item>
            <text:list-item>
              <text:p text:style-name="P159"><text:span text:style-name="Fett">Service Name</text:span>:<text:s/><text:span text:style-name="T160">faq-backend-service</text:span></text:p>
            </text:list-item>
            <text:list-item>
              <text:p text:style-name="P161"><text:span text:style-name="Fett">Number of Tasks</text:span>: 1 (or scale as needed)</text:p>
            </text:list-item>
          </text:list>
        </text:list-item>
        <text:list-item>
          <text:p text:style-name="P162"><text:span text:style-name="Fett">Networking</text:span>:</text:p>
          <text:list text:continue-numbering="true">
            <text:list-item>
              <text:p text:style-name="P163">Select your<text:s/><text:span text:style-name="Fett">VPC</text:span><text:s/>and<text:s/><text:span text:style-name="Fett">subnet</text:span>.</text:p>
            </text:list-item>
            <text:list-item>
              <text:p text:style-name="P164">Create a<text:s/><text:span text:style-name="Fett">Securit</text:span><text:span text:style-name="Fett">y Group</text:span><text:s/>to allow traffic on port 8000 (FastAPI).</text:p>
            </text:list-item>
            <text:list-item>
              <text:p text:style-name="P165">Assign an<text:s/><text:span text:style-name="Fett">Elastic Load Balancer</text:span><text:s/>if needed (for production).</text:p>
            </text:list-item>
          </text:list>
        </text:list-item>
        <text:list-item>
          <text:p text:style-name="P166">Click<text:s/><text:span text:style-name="Fett">Create Service</text:span><text:s/>to deploy the backend.</text:p>
        </text:list-item>
      </text:list>
      <text:h text:style-name="Überschrift4" text:outline-level="4"><text:span text:style-name="T167">Step 2: Create ECS Service for Frontend</text:span></text:h>
      <text:soft-page-break/>
      <text:p text:style-name="StandardWeb">Repeat the same process to create the frontend ECS service:</text:p>
      <text:list text:style-name="LFO10" text:continue-numbering="true">
        <text:list-item>
          <text:p text:style-name="P168">Select the task definition<text:s/><text:span text:style-name="T169">faq-frontend</text:span>.</text:p>
        </text:list-item>
        <text:list-item>
          <text:p text:style-name="P170"><text:span text:style-name="Fett">Port Mapping</text:span>: Ensure port<text:s/><text:span text:style-name="T171">8501</text:span><text:s/>is open.</text:p>
        </text:list-item>
        <text:list-item>
          <text:p text:style-name="P172">Follow the same networking setup as the backend.</text:p>
        </text:list-item>
        <text:list-item>
          <text:p text:style-name="P173">Click<text:s/><text:span text:style-name="Fett">Create Service</text:span><text:s/>to deploy the frontend.</text:p>
        </text:list-item>
      </text:list>
      <text:p text:style-name="P174"><text:span text:style-name="T175"><draw:custom-shape svg:x="0in" svg:y="0in" svg:width="22in" svg:height="0.09028in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76">5. Configure Load Balancer (Optional but Recommended)</text:span></text:h>
      <text:list text:style-name="LFO11" text:continue-numbering="true">
        <text:list-item>
          <text:p text:style-name="P177">In the<text:s/><text:span text:style-name="Fett">ECS Console</text:span>, you can<text:s/>optionally set up an<text:s/><text:span text:style-name="Fett">Application Load Balancer</text:span><text:s/>to distribute traffic between the frontend and backend.</text:p>
        </text:list-item>
        <text:list-item>
          <text:p text:style-name="P178">Attach the frontend and backend services to the load balancer, which will manage requests and direct them to the correct container.</text:p>
        </text:list-item>
      </text:list>
      <text:p text:style-name="P179"><text:span text:style-name="T180"><draw:custom-shape svg:x="0in" svg:y="0in" svg:width="22in" svg:height="0.09028in" draw:id="id14" draw:style-name="a14" draw:name="Horizontal Line 15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81">6. Set Up a Domain<text:s/></text:span><text:span text:style-name="T182">(Optional)</text:span></text:h>
      <text:list text:style-name="LFO12" text:continue-numbering="true">
        <text:list-item>
          <text:p text:style-name="P183">You can set up a domain using<text:s/><text:span text:style-name="Fett">Amazon Route 53</text:span><text:s/>and map it to your ECS Load Balancer.</text:p>
        </text:list-item>
        <text:list-item>
          <text:p text:style-name="P184">Create an<text:s/><text:span text:style-name="Fett">A Record</text:span><text:s/>pointing to the load balancer's DNS name.</text:p>
        </text:list-item>
      </text:list>
      <text:p text:style-name="P185"><text:span text:style-name="T186"><draw:custom-shape svg:x="0in" svg:y="0in" svg:width="22in" svg:height="0.09028in" draw:id="id15" draw:style-name="a15" draw:name="Horizontal Line 16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87">7. Monitor and Scale</text:span></text:h>
      <text:list text:style-name="LFO13" text:continue-numbering="true">
        <text:list-item>
          <text:p text:style-name="P188">Use the<text:s/><text:span text:style-name="Fett">AWS CloudWatch</text:span><text:s/>service to monitor logs and metrics for both your<text:s/>backend and frontend containers.</text:p>
        </text:list-item>
        <text:list-item>
          <text:p text:style-name="P189">Scale your services if needed based on traffic.</text:p>
        </text:list-item>
      </text:list>
      <text:p text:style-name="P190"><text:span text:style-name="T191"><draw:custom-shape svg:x="0in" svg:y="0in" svg:width="22in" svg:height="0.09028in" draw:id="id16" draw:style-name="a16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92">8. Access Your Application</text:span></text:h>
      <text:p text:style-name="StandardWeb">Once everything is set up, you can access your application via the public IP or domain name linked to the ECS load balancer.</text:p>
      <text:p text:style-name="StandardWeb">For example, if you set up the domain as<text:s/><text:span text:style-name="HTMLCode">faq.yourdomain.com</text:span>, your app would be accessible at:</text:p>
      <text:list text:style-name="LFO14" text:continue-numbering="true">
        <text:list-item>
          <text:p text:style-name="P193"><text:span text:style-name="Fett">Frontend</text:span>:<text:s/><text:span text:style-name="T194">http://faq.yourdomain.com</text:span><text:s/>(Streamlit)</text:p>
        </text:list-item>
        <text:list-item>
          <text:p text:style-name="P195"><text:span text:style-name="Fett">Backend</text:span>:<text:s/><text:span text:style-name="T196">http://faq.yourdomain.com/ask</text:span><text:s/>(FastAPI API)</text:p>
        </text:list-item>
      </text:list>
      <text:p text:style-name="P197"><text:span text:style-name="T198"><draw:custom-shape svg:x="0in" svg:y="0in" svg:width="22in" svg:height="0.09028in" draw:id="id17" draw:style-name="a17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span text:style-name="T199">9. Optional Enhancements</text:span></text:h>
      <text:list text:style-name="LFO15" text:continue-numbering="true">
        <text:list-item>
          <text:p text:style-name="P200"><text:span text:style-name="Fett">Environment Variables</text:span>: You can pass sensitive data like<text:s/>API keys using<text:s/><text:span text:style-name="Fett">AWS Secrets Manager</text:span><text:s/>or<text:s/><text:span text:style-name="Fett">Parameter Store</text:span>.</text:p>
        </text:list-item>
        <text:list-item>
          <text:p text:style-name="P201"><text:span text:style-name="Fett">CI/CD Pipeline</text:span>: Set up continuous integration/deployment using<text:s/><text:span text:style-name="Fett">AWS CodePipeline</text:span><text:s/>to automate Docker image builds and ECS deployment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Überschrift4" style:display-name="Überschrift 4" style:family="paragraph" style:parent-style-name="Standard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IN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N" fo:hyphenate="fals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ljs-comment" style:display-name="hljs-comment" style:family="text" style:parent-style-name="Absatz-Standardschriftart"/>
    <style:style style:name="hljs-built_in" style:display-name="hljs-built_in" style:family="text" style:parent-style-name="Absatz-Standardschriftart"/>
    <style:style style:name="hljs-keyword" style:display-name="hljs-keyword" style:family="text" style:parent-style-name="Absatz-Standardschriftart"/>
    <style:style style:name="hljs-string" style:display-name="hljs-string" style:family="text" style:parent-style-name="Absatz-Standardschriftart"/>
    <style:style style:name="hljs-literal" style:display-name="hljs-literal" style:family="text" style:parent-style-name="Absatz-Standardschriftart"/>
    <style:style style:name="hljs-title" style:display-name="hljs-title" style:family="text" style:parent-style-name="Absatz-Standardschriftart"/>
    <style:style style:name="hljs-meta" style:display-name="hljs-meta" style:family="text" style:parent-style-name="Absatz-Standardschriftart"/>
    <style:style style:name="hljs-params" style:display-name="hljs-params" style:family="text" style:parent-style-name="Absatz-Standardschriftart"/>
    <style:style style:name="hljs-number" style:display-name="hljs-number" style:family="text" style:parent-style-name="Absatz-Standardschriftart"/>
    <style:style style:name="hljs-subst" style:display-name="hljs-subst" style:family="text" style:parent-style-name="Absatz-Standardschriftart"/>
    <style:style style:name="hljs-attr" style:display-name="hljs-attr" style:family="text" style:parent-style-name="Absatz-Standardschriftart"/>
    <style:style style:name="hljs-bullet" style:display-name="hljs-bullet" style:family="text" style:parent-style-name="Absatz-Standardschriftart"/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umita Basu</meta:initial-creator>
    <dc:creator>Moumita Basu</dc:creator>
    <meta:creation-date>2025-02-10T08:10:00Z</meta:creation-date>
    <dc:date>2025-02-21T08:56:00Z</dc:date>
    <meta:template xlink:href="Normal" xlink:type="simple"/>
    <meta:editing-cycles>3</meta:editing-cycles>
    <meta:editing-duration>PT0S</meta:editing-duration>
    <meta:document-statistic meta:page-count="8" meta:paragraph-count="22" meta:word-count="1706" meta:character-count="11410" meta:row-count="81" meta:non-whitespace-character-count="9726"/>
  </office:meta>
</office:document-meta>
</file>